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040e2"/>
    </style:style>
    <style:style style:name="P2" style:family="paragraph" style:parent-style-name="Text_20_body">
      <style:paragraph-properties fo:text-align="justify" style:justify-single-word="false"/>
      <style:text-properties fo:font-weight="bold" officeooo:rsid="0054d40b" officeooo:paragraph-rsid="007656a6" style:font-weight-asian="bold" style:font-weight-complex="bold"/>
    </style:style>
    <style:style style:name="P3"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4"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07656a6"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0b26db9" style:font-weight-asian="bold" style:font-weight-complex="bold"/>
    </style:style>
    <style:style style:name="P8"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9"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10"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11" style:family="paragraph" style:parent-style-name="Text_20_body">
      <style:paragraph-properties fo:text-align="justify" style:justify-single-word="false"/>
      <style:text-properties fo:font-weight="bold" officeooo:rsid="007c2078" officeooo:paragraph-rsid="007c2078" style:font-weight-asian="bold" style:font-weight-complex="bold"/>
    </style:style>
    <style:style style:name="P12" style:family="paragraph" style:parent-style-name="Text_20_body">
      <style:paragraph-properties fo:text-align="justify" style:justify-single-word="false"/>
      <style:text-properties fo:font-weight="bold" officeooo:rsid="00109945" officeooo:paragraph-rsid="007656a6" style:font-weight-asian="bold" style:font-weight-complex="bold"/>
    </style:style>
    <style:style style:name="P13" style:family="paragraph" style:parent-style-name="Text_20_body">
      <style:paragraph-properties fo:text-align="justify" style:justify-single-word="false"/>
      <style:text-properties fo:font-weight="bold" officeooo:rsid="00180a85" officeooo:paragraph-rsid="007656a6" style:font-weight-asian="bold" style:font-weight-complex="bold"/>
    </style:style>
    <style:style style:name="P14"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15"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16" style:family="paragraph" style:parent-style-name="Text_20_body">
      <style:paragraph-properties fo:text-align="justify" style:justify-single-word="false"/>
      <style:text-properties fo:font-weight="bold" officeooo:rsid="00180a85" officeooo:paragraph-rsid="00595f9d" style:font-weight-asian="bold" style:font-weight-complex="bold"/>
    </style:style>
    <style:style style:name="P17" style:family="paragraph" style:parent-style-name="Text_20_body">
      <style:paragraph-properties fo:text-align="justify" style:justify-single-word="false"/>
      <style:text-properties fo:font-weight="bold" officeooo:rsid="00180a85" officeooo:paragraph-rsid="005c4c72" style:font-weight-asian="bold" style:font-weight-complex="bold"/>
    </style:style>
    <style:style style:name="P18"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19"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4" style:family="paragraph" style:parent-style-name="Text_20_body">
      <style:paragraph-properties fo:text-align="justify" style:justify-single-word="false"/>
      <style:text-properties fo:font-weight="bold" officeooo:rsid="00622313" officeooo:paragraph-rsid="007656a6" style:font-weight-asian="bold" style:font-weight-complex="bold"/>
    </style:style>
    <style:style style:name="P25"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26" style:family="paragraph" style:parent-style-name="Text_20_body">
      <style:paragraph-properties fo:text-align="justify" style:justify-single-word="false"/>
      <style:text-properties fo:font-weight="bold" officeooo:rsid="0057351b" officeooo:paragraph-rsid="007656a6" style:font-weight-asian="bold" style:font-weight-complex="bold"/>
    </style:style>
    <style:style style:name="P27"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28" style:family="paragraph" style:parent-style-name="Text_20_body">
      <style:paragraph-properties fo:text-align="justify" style:justify-single-word="false"/>
      <style:text-properties fo:font-weight="bold" officeooo:rsid="003acbbc" officeooo:paragraph-rsid="0054d40b" style:font-weight-asian="bold" style:font-weight-complex="bold"/>
    </style:style>
    <style:style style:name="P29"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0" style:family="paragraph" style:parent-style-name="Text_20_body">
      <style:paragraph-properties fo:text-align="justify" style:justify-single-word="false"/>
      <style:text-properties fo:font-weight="bold" officeooo:rsid="001911d0" officeooo:paragraph-rsid="001911d0" style:font-weight-asian="bold" style:font-weight-complex="bold"/>
    </style:style>
    <style:style style:name="P31" style:family="paragraph" style:parent-style-name="Text_20_body">
      <style:paragraph-properties fo:text-align="justify" style:justify-single-word="false"/>
      <style:text-properties fo:font-weight="bold" officeooo:paragraph-rsid="006040e2" style:font-weight-asian="bold" style:font-weight-complex="bold"/>
    </style:style>
    <style:style style:name="P32"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3"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4"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5"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6"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7"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38"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39"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0"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1"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42" style:family="paragraph" style:parent-style-name="Text_20_body">
      <style:paragraph-properties fo:text-align="justify" style:justify-single-word="false"/>
      <style:text-properties fo:font-weight="bold" officeooo:rsid="009c5ba7" officeooo:paragraph-rsid="00a510b2" style:font-weight-asian="bold" style:font-weight-complex="bold"/>
    </style:style>
    <style:style style:name="P43"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4"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5" style:family="paragraph" style:parent-style-name="Text_20_body">
      <style:paragraph-properties fo:text-align="justify" style:justify-single-word="false"/>
      <style:text-properties fo:font-weight="bold" officeooo:rsid="00c03aa6" officeooo:paragraph-rsid="007c2078" style:font-weight-asian="bold" style:font-weight-complex="bold"/>
    </style:style>
    <style:style style:name="P46" style:family="paragraph" style:parent-style-name="Text_20_body">
      <style:paragraph-properties fo:text-align="justify" style:justify-single-word="false"/>
      <style:text-properties fo:font-weight="normal" officeooo:rsid="0073e8b2" officeooo:paragraph-rsid="007c2078" style:font-weight-asian="normal" style:font-weight-complex="normal"/>
    </style:style>
    <style:style style:name="P47"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48"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49"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50" style:family="paragraph" style:parent-style-name="Text_20_body">
      <style:paragraph-properties fo:text-align="justify" style:justify-single-word="false"/>
      <style:text-properties fo:font-weight="normal" officeooo:rsid="00299982" officeooo:paragraph-rsid="00554f08" style:font-weight-asian="normal" style:font-weight-complex="normal"/>
    </style:style>
    <style:style style:name="P51"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52" style:family="paragraph" style:parent-style-name="Text_20_body">
      <style:paragraph-properties fo:text-align="justify" style:justify-single-word="false"/>
      <style:text-properties fo:font-weight="normal" officeooo:rsid="00299982" officeooo:paragraph-rsid="009d8267" style:font-weight-asian="normal" style:font-weight-complex="normal"/>
    </style:style>
    <style:style style:name="P53" style:family="paragraph" style:parent-style-name="Text_20_body">
      <style:paragraph-properties fo:text-align="justify" style:justify-single-word="false"/>
      <style:text-properties fo:font-weight="normal" officeooo:rsid="00180a85" officeooo:paragraph-rsid="007656a6" style:font-weight-asian="normal" style:font-weight-complex="normal"/>
    </style:style>
    <style:style style:name="P54" style:family="paragraph" style:parent-style-name="Text_20_body">
      <style:paragraph-properties fo:text-align="justify" style:justify-single-word="false"/>
      <style:text-properties fo:font-weight="normal" officeooo:rsid="00180a85" officeooo:paragraph-rsid="007eff65" style:font-weight-asian="normal" style:font-weight-complex="normal"/>
    </style:style>
    <style:style style:name="P55"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56" style:family="paragraph" style:parent-style-name="Text_20_body">
      <style:paragraph-properties fo:text-align="justify" style:justify-single-word="false"/>
      <style:text-properties fo:font-weight="normal" officeooo:rsid="00315c25" officeooo:paragraph-rsid="007656a6" style:font-weight-asian="normal" style:font-weight-complex="normal"/>
    </style:style>
    <style:style style:name="P57" style:family="paragraph" style:parent-style-name="Text_20_body">
      <style:paragraph-properties fo:text-align="justify" style:justify-single-word="false"/>
      <style:text-properties fo:font-weight="normal" officeooo:rsid="00622313" officeooo:paragraph-rsid="007656a6" style:font-weight-asian="normal" style:font-weight-complex="normal"/>
    </style:style>
    <style:style style:name="P58" style:family="paragraph" style:parent-style-name="Text_20_body">
      <style:paragraph-properties fo:text-align="justify" style:justify-single-word="false"/>
      <style:text-properties fo:font-weight="normal" officeooo:rsid="0054d40b" officeooo:paragraph-rsid="007656a6" style:font-weight-asian="normal" style:font-weight-complex="normal"/>
    </style:style>
    <style:style style:name="P59" style:family="paragraph" style:parent-style-name="Text_20_body">
      <style:paragraph-properties fo:text-align="justify" style:justify-single-word="false"/>
      <style:text-properties fo:font-weight="normal" officeooo:rsid="006040e2" officeooo:paragraph-rsid="007656a6" style:font-weight-asian="normal" style:font-weight-complex="normal"/>
    </style:style>
    <style:style style:name="P60" style:family="paragraph" style:parent-style-name="Text_20_body">
      <style:paragraph-properties fo:text-align="justify" style:justify-single-word="false"/>
      <style:text-properties fo:font-weight="normal" officeooo:rsid="0057351b" officeooo:paragraph-rsid="007656a6" style:font-weight-asian="normal" style:font-weight-complex="normal"/>
    </style:style>
    <style:style style:name="P61" style:family="paragraph" style:parent-style-name="Text_20_body">
      <style:paragraph-properties fo:text-align="justify" style:justify-single-word="false"/>
      <style:text-properties fo:font-weight="normal" officeooo:rsid="0057351b" officeooo:paragraph-rsid="0057351b" style:font-weight-asian="normal" style:font-weight-complex="normal"/>
    </style:style>
    <style:style style:name="P62" style:family="paragraph" style:parent-style-name="Text_20_body">
      <style:paragraph-properties fo:text-align="justify" style:justify-single-word="false"/>
      <style:text-properties fo:font-weight="normal" officeooo:rsid="0057351b" officeooo:paragraph-rsid="006040e2" style:font-weight-asian="normal" style:font-weight-complex="normal"/>
    </style:style>
    <style:style style:name="P63"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64" style:family="paragraph" style:parent-style-name="Text_20_body">
      <style:paragraph-properties fo:text-align="justify" style:justify-single-word="false"/>
      <style:text-properties fo:font-weight="normal" officeooo:rsid="00209bf9" officeooo:paragraph-rsid="00180a85" style:font-weight-asian="normal" style:font-weight-complex="normal"/>
    </style:style>
    <style:style style:name="P65"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66" style:family="paragraph" style:parent-style-name="Text_20_body">
      <style:paragraph-properties fo:text-align="justify" style:justify-single-word="false"/>
      <style:text-properties fo:font-weight="normal" officeooo:rsid="00717f59" officeooo:paragraph-rsid="00717f59" style:font-weight-asian="normal" style:font-weight-complex="normal"/>
    </style:style>
    <style:style style:name="P67"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68"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69" style:family="paragraph" style:parent-style-name="Text_20_body">
      <style:paragraph-properties fo:text-align="justify" style:justify-single-word="false"/>
      <style:text-properties fo:font-weight="normal" officeooo:rsid="009d8267" officeooo:paragraph-rsid="009e8678" style:font-weight-asian="normal" style:font-weight-complex="normal"/>
    </style:style>
    <style:style style:name="P70"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71"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72" style:family="paragraph" style:parent-style-name="Text_20_body">
      <style:paragraph-properties fo:text-align="justify" style:justify-single-word="false"/>
      <style:text-properties officeooo:rsid="0082b1bc" officeooo:paragraph-rsid="0082b1bc"/>
    </style:style>
    <style:style style:name="P73" style:family="paragraph" style:parent-style-name="Text_20_body">
      <style:paragraph-properties fo:text-align="justify" style:justify-single-word="false"/>
      <style:text-properties officeooo:paragraph-rsid="00808e05"/>
    </style:style>
    <style:style style:name="P74" style:family="paragraph" style:parent-style-name="Text_20_body">
      <style:paragraph-properties fo:text-align="justify" style:justify-single-word="false"/>
      <style:text-properties officeooo:paragraph-rsid="00596618"/>
    </style:style>
    <style:style style:name="P75" style:family="paragraph" style:parent-style-name="Text_20_body">
      <style:paragraph-properties fo:text-align="justify" style:justify-single-word="false"/>
      <style:text-properties officeooo:paragraph-rsid="005c4c72"/>
    </style:style>
    <style:style style:name="P76" style:family="paragraph" style:parent-style-name="Text_20_body">
      <style:paragraph-properties fo:text-align="justify" style:justify-single-word="false"/>
      <style:text-properties officeooo:paragraph-rsid="006040e2"/>
    </style:style>
    <style:style style:name="P77" style:family="paragraph" style:parent-style-name="Text_20_body">
      <style:paragraph-properties fo:text-align="justify" style:justify-single-word="false"/>
      <style:text-properties officeooo:paragraph-rsid="00c03aa6"/>
    </style:style>
    <style:style style:name="P78" style:family="paragraph" style:parent-style-name="Text_20_body">
      <style:paragraph-properties fo:text-align="justify" style:justify-single-word="false"/>
      <style:text-properties officeooo:rsid="0086a175" officeooo:paragraph-rsid="0086a175"/>
    </style:style>
    <style:style style:name="P79" style:family="paragraph" style:parent-style-name="Text_20_body">
      <style:paragraph-properties fo:text-align="justify" style:justify-single-word="false"/>
      <style:text-properties officeooo:rsid="008a7214" officeooo:paragraph-rsid="008a7214"/>
    </style:style>
    <style:style style:name="P80" style:family="paragraph" style:parent-style-name="Text_20_body">
      <style:paragraph-properties fo:text-align="justify" style:justify-single-word="false"/>
      <style:text-properties officeooo:rsid="00b26db9" officeooo:paragraph-rsid="00b26db9"/>
    </style:style>
    <style:style style:name="P81" style:family="paragraph" style:parent-style-name="Text_20_body" style:list-style-name="L1">
      <style:paragraph-properties fo:text-align="justify" style:justify-single-word="false"/>
      <style:text-properties fo:font-weight="normal" officeooo:rsid="0052a87d" officeooo:paragraph-rsid="007656a6" style:font-weight-asian="normal" style:font-weight-complex="normal"/>
    </style:style>
    <style:style style:name="P82" style:family="paragraph" style:parent-style-name="Text_20_body" style:list-style-name="L2">
      <style:paragraph-properties fo:text-align="justify" style:justify-single-word="false"/>
      <style:text-properties fo:font-weight="normal" officeooo:rsid="006266f8" officeooo:paragraph-rsid="007656a6" style:font-weight-asian="normal" style:font-weight-complex="normal"/>
    </style:style>
    <style:style style:name="P83" style:family="paragraph" style:parent-style-name="Text_20_body">
      <style:paragraph-properties fo:text-align="justify" style:justify-single-word="false"/>
      <style:text-properties fo:font-weight="normal" officeooo:rsid="00c03aa6" officeooo:paragraph-rsid="00c03aa6" style:font-weight-asian="normal" style:font-weight-complex="normal"/>
    </style:style>
    <style:style style:name="P84" style:family="paragraph" style:parent-style-name="Text_20_body">
      <style:paragraph-properties fo:text-align="justify" style:justify-single-word="false"/>
      <style:text-properties fo:font-weight="normal" officeooo:rsid="00c2e70a" officeooo:paragraph-rsid="00c2e70a" style:font-weight-asian="normal" style:font-weight-complex="normal"/>
    </style:style>
    <style:style style:name="P85"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86"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87"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88" style:family="paragraph" style:parent-style-name="Text_20_body">
      <style:paragraph-properties fo:text-align="justify" style:justify-single-word="false"/>
      <style:text-properties fo:font-weight="normal" officeooo:paragraph-rsid="009c5ba7"/>
    </style:style>
    <style:style style:name="P89" style:family="paragraph" style:parent-style-name="Text_20_body">
      <style:paragraph-properties fo:text-align="justify" style:justify-single-word="false"/>
      <style:text-properties fo:font-weight="bold" officeooo:rsid="003d028a" officeooo:paragraph-rsid="0054d40b" style:font-weight-asian="bold" style:font-weight-complex="bold"/>
    </style:style>
    <style:style style:name="P90"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91"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92"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93"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94" style:family="paragraph" style:parent-style-name="Text_20_body" style:list-style-name="L3">
      <style:paragraph-properties fo:text-align="justify" style:justify-single-word="false"/>
      <style:text-properties officeooo:paragraph-rsid="006040e2"/>
    </style:style>
    <style:style style:name="P95" style:family="paragraph" style:parent-style-name="Text_20_body" style:list-style-name="L4">
      <style:paragraph-properties fo:text-align="justify" style:justify-single-word="false"/>
      <style:text-properties officeooo:paragraph-rsid="006040e2"/>
    </style:style>
    <style:style style:name="P96" style:family="paragraph" style:parent-style-name="Text_20_body" style:list-style-name="L5">
      <style:paragraph-properties fo:text-align="justify" style:justify-single-word="false"/>
      <style:text-properties officeooo:paragraph-rsid="006040e2"/>
    </style:style>
    <style:style style:name="P97" style:family="paragraph" style:parent-style-name="Text_20_body" style:list-style-name="L6">
      <style:paragraph-properties fo:text-align="justify" style:justify-single-word="false"/>
      <style:text-properties officeooo:paragraph-rsid="006040e2"/>
    </style:style>
    <style:style style:name="P98" style:family="paragraph" style:parent-style-name="Text_20_body" style:list-style-name="L7">
      <style:paragraph-properties fo:text-align="justify" style:justify-single-word="false"/>
      <style:text-properties officeooo:paragraph-rsid="006040e2"/>
    </style:style>
    <style:style style:name="P99" style:family="paragraph" style:parent-style-name="Text_20_body" style:list-style-name="L8">
      <style:paragraph-properties fo:text-align="justify" style:justify-single-word="false"/>
      <style:text-properties officeooo:paragraph-rsid="006040e2"/>
    </style:style>
    <style:style style:name="P100" style:family="paragraph" style:parent-style-name="Text_20_body" style:list-style-name="L9">
      <style:paragraph-properties fo:text-align="justify" style:justify-single-word="false"/>
      <style:text-properties officeooo:paragraph-rsid="006040e2"/>
    </style:style>
    <style:style style:name="P101" style:family="paragraph" style:parent-style-name="Text_20_body" style:list-style-name="L10">
      <style:paragraph-properties fo:text-align="justify" style:justify-single-word="false"/>
      <style:text-properties officeooo:paragraph-rsid="006040e2"/>
    </style:style>
    <style:style style:name="P102" style:family="paragraph" style:parent-style-name="Text_20_body" style:list-style-name="L11">
      <style:paragraph-properties fo:text-align="justify" style:justify-single-word="false"/>
      <style:text-properties officeooo:paragraph-rsid="006040e2"/>
    </style:style>
    <style:style style:name="P103" style:family="paragraph" style:parent-style-name="Text_20_body" style:list-style-name="L12">
      <style:paragraph-properties fo:text-align="justify" style:justify-single-word="false"/>
      <style:text-properties officeooo:paragraph-rsid="006040e2"/>
    </style:style>
    <style:style style:name="P104" style:family="paragraph" style:parent-style-name="Text_20_body" style:list-style-name="L13">
      <style:paragraph-properties fo:text-align="justify" style:justify-single-word="false"/>
      <style:text-properties officeooo:paragraph-rsid="006040e2"/>
    </style:style>
    <style:style style:name="P105" style:family="paragraph" style:parent-style-name="Text_20_body">
      <style:paragraph-properties fo:text-align="justify" style:justify-single-word="false"/>
      <style:text-properties officeooo:paragraph-rsid="00cc644f"/>
    </style:style>
    <style:style style:name="P106" style:family="paragraph" style:parent-style-name="Text_20_body">
      <style:paragraph-properties fo:text-align="justify" style:justify-single-word="false"/>
      <style:text-properties officeooo:paragraph-rsid="00ce7fd6"/>
    </style:style>
    <style:style style:name="P107" style:family="paragraph" style:parent-style-name="Text_20_body">
      <style:paragraph-properties fo:text-align="justify" style:justify-single-word="false"/>
      <style:text-properties officeooo:paragraph-rsid="00cf0b1b"/>
    </style:style>
    <style:style style:name="P108" style:family="paragraph" style:parent-style-name="Text_20_body">
      <style:paragraph-properties fo:text-align="justify" style:justify-single-word="false"/>
      <style:text-properties officeooo:rsid="0073e8b2" officeooo:paragraph-rsid="00b26db9"/>
    </style:style>
    <style:style style:name="P109" style:family="paragraph" style:parent-style-name="Text_20_body">
      <style:paragraph-properties fo:text-align="justify" style:justify-single-word="false"/>
      <style:text-properties officeooo:rsid="00c6525c" officeooo:paragraph-rsid="00c6525c"/>
    </style:style>
    <style:style style:name="P110" style:family="paragraph" style:parent-style-name="Text_20_body">
      <style:paragraph-properties fo:text-align="justify" style:justify-single-word="false"/>
      <style:text-properties officeooo:rsid="00ce44f3" officeooo:paragraph-rsid="00ce7fd6"/>
    </style:style>
    <style:style style:name="P111" style:family="paragraph" style:parent-style-name="Text_20_body">
      <style:paragraph-properties fo:text-align="justify" style:justify-single-word="false"/>
      <style:text-properties officeooo:rsid="00ce7fd6" officeooo:paragraph-rsid="00ce7fd6"/>
    </style:style>
    <style:style style:name="P112" style:family="paragraph" style:parent-style-name="Text_20_body" style:list-style-name="L3">
      <style:paragraph-properties fo:margin-top="0cm" fo:margin-bottom="0cm" loext:contextual-spacing="false" fo:text-align="justify" style:justify-single-word="false"/>
      <style:text-properties officeooo:paragraph-rsid="006040e2"/>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5a25"/>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463f2" style:font-style-asian="normal" style:font-weight-asian="normal" style:font-style-complex="normal" style:font-weight-complex="normal"/>
    </style:style>
    <style:style style:name="T4" style:family="text">
      <style:text-properties fo:font-style="normal" fo:font-weight="normal" officeooo:rsid="003f1f73" style:font-style-asian="normal" style:font-weight-asian="normal" style:font-style-complex="normal" style:font-weight-complex="normal"/>
    </style:style>
    <style:style style:name="T5" style:family="text">
      <style:text-properties fo:font-style="normal" fo:font-weight="normal" officeooo:rsid="0042387d" style:font-style-asian="normal" style:font-weight-asian="normal" style:font-style-complex="normal" style:font-weight-complex="normal"/>
    </style:style>
    <style:style style:name="T6" style:family="text">
      <style:text-properties fo:font-style="normal" fo:font-weight="normal" officeooo:rsid="0042c87a" style:font-style-asian="normal" style:font-weight-asian="normal" style:font-style-complex="normal" style:font-weight-complex="normal"/>
    </style:style>
    <style:style style:name="T7" style:family="text">
      <style:text-properties fo:font-style="normal" fo:font-weight="normal" officeooo:rsid="00439d58" style:font-style-asian="normal" style:font-weight-asian="normal" style:font-style-complex="normal" style:font-weight-complex="normal"/>
    </style:style>
    <style:style style:name="T8" style:family="text">
      <style:text-properties fo:font-style="normal" fo:font-weight="normal" officeooo:rsid="0044a588" style:font-style-asian="normal" style:font-weight-asian="normal" style:font-style-complex="normal" style:font-weight-complex="normal"/>
    </style:style>
    <style:style style:name="T9" style:family="text">
      <style:text-properties fo:font-style="normal" fo:font-weight="normal" officeooo:rsid="00454265" style:font-style-asian="normal" style:font-weight-asian="normal" style:font-style-complex="normal" style:font-weight-complex="normal"/>
    </style:style>
    <style:style style:name="T10" style:family="text">
      <style:text-properties fo:font-style="normal" fo:font-weight="normal" officeooo:rsid="0046a6ea" style:font-style-asian="normal" style:font-weight-asian="normal" style:font-style-complex="normal" style:font-weight-complex="normal"/>
    </style:style>
    <style:style style:name="T11" style:family="text">
      <style:text-properties fo:font-style="normal" fo:font-weight="normal" officeooo:rsid="0047dd50" style:font-style-asian="normal" style:font-weight-asian="normal" style:font-style-complex="normal" style:font-weight-complex="normal"/>
    </style:style>
    <style:style style:name="T12" style:family="text">
      <style:text-properties fo:font-style="normal" fo:font-weight="normal" officeooo:rsid="00492a4c" style:font-style-asian="normal" style:font-weight-asian="normal" style:font-style-complex="normal" style:font-weight-complex="normal"/>
    </style:style>
    <style:style style:name="T13" style:family="text">
      <style:text-properties fo:font-style="normal" fo:font-weight="normal" officeooo:rsid="004a3c7a" style:font-style-asian="normal" style:font-weight-asian="normal" style:font-style-complex="normal" style:font-weight-complex="normal"/>
    </style:style>
    <style:style style:name="T14" style:family="text">
      <style:text-properties fo:font-style="normal" fo:font-weight="normal" officeooo:rsid="004b7bf6" style:font-style-asian="normal" style:font-weight-asian="normal" style:font-style-complex="normal" style:font-weight-complex="normal"/>
    </style:style>
    <style:style style:name="T15" style:family="text">
      <style:text-properties fo:font-style="normal" fo:font-weight="normal" officeooo:rsid="004bed40" style:font-style-asian="normal" style:font-weight-asian="normal" style:font-style-complex="normal" style:font-weight-complex="normal"/>
    </style:style>
    <style:style style:name="T16" style:family="text">
      <style:text-properties fo:font-style="normal" fo:font-weight="normal" officeooo:rsid="004c75b2" style:font-style-asian="normal" style:font-weight-asian="normal" style:font-style-complex="normal" style:font-weight-complex="normal"/>
    </style:style>
    <style:style style:name="T17" style:family="text">
      <style:text-properties fo:font-style="normal" fo:font-weight="normal" officeooo:rsid="004e5353" style:font-style-asian="normal" style:font-weight-asian="normal" style:font-style-complex="normal" style:font-weight-complex="normal"/>
    </style:style>
    <style:style style:name="T18" style:family="text">
      <style:text-properties fo:font-style="normal" fo:font-weight="normal" officeooo:rsid="004fffed" style:font-style-asian="normal" style:font-weight-asian="normal" style:font-style-complex="normal" style:font-weight-complex="normal"/>
    </style:style>
    <style:style style:name="T19" style:family="text">
      <style:text-properties fo:font-style="normal" fo:font-weight="normal" officeooo:rsid="0054d40b" style:font-style-asian="normal" style:font-weight-asian="normal" style:font-style-complex="normal" style:font-weight-complex="normal"/>
    </style:style>
    <style:style style:name="T20" style:family="text">
      <style:text-properties fo:font-style="normal" fo:font-weight="normal" officeooo:rsid="00574aa9" style:font-style-asian="normal" style:font-weight-asian="normal" style:font-style-complex="normal" style:font-weight-complex="normal"/>
    </style:style>
    <style:style style:name="T21" style:family="text">
      <style:text-properties fo:font-style="normal" fo:font-weight="normal" officeooo:rsid="0057351b" style:font-style-asian="normal" style:font-weight-asian="normal" style:font-style-complex="normal" style:font-weight-complex="normal"/>
    </style:style>
    <style:style style:name="T22" style:family="text">
      <style:text-properties fo:font-style="normal" fo:font-weight="normal" officeooo:rsid="0058de73" style:font-style-asian="normal" style:font-weight-asian="normal" style:font-style-complex="normal" style:font-weight-complex="normal"/>
    </style:style>
    <style:style style:name="T23" style:family="text">
      <style:text-properties fo:font-style="normal" fo:font-weight="normal" officeooo:rsid="00595f9d" style:font-style-asian="normal" style:font-weight-asian="normal" style:font-style-complex="normal" style:font-weight-complex="normal"/>
    </style:style>
    <style:style style:name="T24" style:family="text">
      <style:text-properties fo:font-style="normal" fo:font-weight="normal" officeooo:rsid="00596618" style:font-style-asian="normal" style:font-weight-asian="normal" style:font-style-complex="normal" style:font-weight-complex="normal"/>
    </style:style>
    <style:style style:name="T25" style:family="text">
      <style:text-properties fo:font-style="normal" fo:font-weight="normal" officeooo:rsid="005c4c72" style:font-style-asian="normal" style:font-weight-asian="normal" style:font-style-complex="normal" style:font-weight-complex="normal"/>
    </style:style>
    <style:style style:name="T26" style:family="text">
      <style:text-properties fo:font-style="normal" fo:font-weight="normal" officeooo:rsid="00b185be" style:font-style-asian="normal" style:font-weight-asian="normal" style:font-style-complex="normal" style:font-weight-complex="normal"/>
    </style:style>
    <style:style style:name="T27" style:family="text">
      <style:text-properties fo:font-style="normal" officeooo:rsid="003eccd1" style:font-style-asian="normal" style:font-style-complex="normal"/>
    </style:style>
    <style:style style:name="T28" style:family="text">
      <style:text-properties fo:font-style="normal" officeooo:rsid="003d977f" style:font-style-asian="normal" style:font-style-complex="normal"/>
    </style:style>
    <style:style style:name="T29" style:family="text">
      <style:text-properties fo:font-style="normal" officeooo:rsid="0044a588" style:font-style-asian="normal" style:font-style-complex="normal"/>
    </style:style>
    <style:style style:name="T30" style:family="text">
      <style:text-properties fo:font-style="normal" officeooo:rsid="00492a4c" style:font-style-asian="normal" style:font-style-complex="normal"/>
    </style:style>
    <style:style style:name="T31" style:family="text">
      <style:text-properties fo:font-style="normal" officeooo:rsid="00546a24" style:font-style-asian="normal" style:font-style-complex="normal"/>
    </style:style>
    <style:style style:name="T32" style:family="text">
      <style:text-properties fo:font-style="normal" officeooo:rsid="00554f08" style:font-style-asian="normal" style:font-style-complex="normal"/>
    </style:style>
    <style:style style:name="T33" style:family="text">
      <style:text-properties fo:font-style="normal" officeooo:rsid="005c4c72" style:font-style-asian="normal" style:font-style-complex="normal"/>
    </style:style>
    <style:style style:name="T34" style:family="text">
      <style:text-properties fo:font-style="normal" officeooo:rsid="00650104" style:font-style-asian="normal" style:font-style-complex="normal"/>
    </style:style>
    <style:style style:name="T35" style:family="text">
      <style:text-properties fo:font-style="normal" officeooo:rsid="00688763" style:font-style-asian="normal" style:font-style-complex="normal"/>
    </style:style>
    <style:style style:name="T36" style:family="text">
      <style:text-properties fo:font-style="normal" officeooo:rsid="0069436f" style:font-style-asian="normal" style:font-style-complex="normal"/>
    </style:style>
    <style:style style:name="T37" style:family="text">
      <style:text-properties fo:font-style="normal" officeooo:rsid="006e0d06" style:font-style-asian="normal" style:font-style-complex="normal"/>
    </style:style>
    <style:style style:name="T38" style:family="text">
      <style:text-properties fo:font-style="normal" officeooo:rsid="007c2078" style:font-style-asian="normal" style:font-style-complex="normal"/>
    </style:style>
    <style:style style:name="T39" style:family="text">
      <style:text-properties fo:font-style="normal" officeooo:rsid="009d8267" style:font-style-asian="normal" style:font-style-complex="normal"/>
    </style:style>
    <style:style style:name="T40" style:family="text">
      <style:text-properties fo:font-style="normal" fo:font-weight="bold" officeooo:rsid="00180a85" style:font-style-asian="normal" style:font-weight-asian="bold" style:font-style-complex="normal" style:font-weight-complex="bold"/>
    </style:style>
    <style:style style:name="T41" style:family="text">
      <style:text-properties fo:font-style="normal" fo:font-weight="bold" officeooo:rsid="005cca13" style:font-style-asian="normal" style:font-weight-asian="bold" style:font-style-complex="normal" style:font-weight-complex="bold"/>
    </style:style>
    <style:style style:name="T42" style:family="text">
      <style:text-properties fo:font-style="normal" fo:font-weight="bold" officeooo:rsid="0069436f" style:font-style-asian="normal" style:font-weight-asian="bold" style:font-style-complex="normal" style:font-weight-complex="bold"/>
    </style:style>
    <style:style style:name="T43" style:family="text">
      <style:text-properties officeooo:rsid="002b2a09"/>
    </style:style>
    <style:style style:name="T44" style:family="text">
      <style:text-properties officeooo:rsid="002d09d1"/>
    </style:style>
    <style:style style:name="T45" style:family="text">
      <style:text-properties officeooo:rsid="002e24f5"/>
    </style:style>
    <style:style style:name="T46" style:family="text">
      <style:text-properties officeooo:rsid="002f6cc0"/>
    </style:style>
    <style:style style:name="T47" style:family="text">
      <style:text-properties officeooo:rsid="00315c25"/>
    </style:style>
    <style:style style:name="T48" style:family="text">
      <style:text-properties officeooo:rsid="00324be6"/>
    </style:style>
    <style:style style:name="T49" style:family="text">
      <style:text-properties fo:font-weight="normal" style:font-weight-asian="normal" style:font-weight-complex="normal"/>
    </style:style>
    <style:style style:name="T50" style:family="text">
      <style:text-properties fo:font-weight="normal" officeooo:rsid="002ae43e" style:font-weight-asian="normal" style:font-weight-complex="normal"/>
    </style:style>
    <style:style style:name="T51" style:family="text">
      <style:text-properties fo:font-weight="normal" officeooo:rsid="00315c25" style:font-weight-asian="normal" style:font-weight-complex="normal"/>
    </style:style>
    <style:style style:name="T52" style:family="text">
      <style:text-properties fo:font-weight="normal" officeooo:rsid="0070273c" style:font-weight-asian="normal" style:font-weight-complex="normal"/>
    </style:style>
    <style:style style:name="T53" style:family="text">
      <style:text-properties fo:font-weight="normal" officeooo:rsid="00717f59" style:font-weight-asian="normal" style:font-weight-complex="normal"/>
    </style:style>
    <style:style style:name="T54" style:family="text">
      <style:text-properties fo:font-weight="normal" officeooo:rsid="007c2078" style:font-weight-asian="normal" style:font-weight-complex="normal"/>
    </style:style>
    <style:style style:name="T55" style:family="text">
      <style:text-properties fo:font-weight="normal" officeooo:rsid="007df5d6" style:font-weight-asian="normal" style:font-weight-complex="normal"/>
    </style:style>
    <style:style style:name="T56" style:family="text">
      <style:text-properties fo:font-weight="normal" officeooo:rsid="006a6a6b" style:font-weight-asian="normal" style:font-weight-complex="normal"/>
    </style:style>
    <style:style style:name="T57" style:family="text">
      <style:text-properties fo:font-weight="normal" officeooo:rsid="007eff65" style:font-weight-asian="normal" style:font-weight-complex="normal"/>
    </style:style>
    <style:style style:name="T58" style:family="text">
      <style:text-properties fo:font-weight="normal" officeooo:rsid="00343467" style:font-weight-asian="normal" style:font-weight-complex="normal"/>
    </style:style>
    <style:style style:name="T59" style:family="text">
      <style:text-properties fo:font-weight="normal" officeooo:rsid="00808e05" style:font-weight-asian="normal" style:font-weight-complex="normal"/>
    </style:style>
    <style:style style:name="T60" style:family="text">
      <style:text-properties fo:font-weight="normal" officeooo:rsid="0081d320" style:font-weight-asian="normal" style:font-weight-complex="normal"/>
    </style:style>
    <style:style style:name="T61" style:family="text">
      <style:text-properties fo:font-weight="normal" officeooo:rsid="0082b1bc" style:font-weight-asian="normal" style:font-weight-complex="normal"/>
    </style:style>
    <style:style style:name="T62" style:family="text">
      <style:text-properties fo:font-weight="normal" officeooo:rsid="0082fc1b" style:font-weight-asian="normal" style:font-weight-complex="normal"/>
    </style:style>
    <style:style style:name="T63" style:family="text">
      <style:text-properties fo:font-weight="normal" officeooo:rsid="00848e46" style:font-weight-asian="normal" style:font-weight-complex="normal"/>
    </style:style>
    <style:style style:name="T64" style:family="text">
      <style:text-properties fo:font-weight="normal" officeooo:rsid="00854f17" style:font-weight-asian="normal" style:font-weight-complex="normal"/>
    </style:style>
    <style:style style:name="T65" style:family="text">
      <style:text-properties fo:font-weight="normal" officeooo:rsid="0088b0bf" style:font-weight-asian="normal" style:font-weight-complex="normal"/>
    </style:style>
    <style:style style:name="T66" style:family="text">
      <style:text-properties fo:font-weight="normal" officeooo:rsid="00890bb3" style:font-weight-asian="normal" style:font-weight-complex="normal"/>
    </style:style>
    <style:style style:name="T67" style:family="text">
      <style:text-properties fo:font-weight="normal" officeooo:rsid="008a5f51" style:font-weight-asian="normal" style:font-weight-complex="normal"/>
    </style:style>
    <style:style style:name="T68" style:family="text">
      <style:text-properties fo:font-weight="normal" officeooo:rsid="008a7214" style:font-weight-asian="normal" style:font-weight-complex="normal"/>
    </style:style>
    <style:style style:name="T69" style:family="text">
      <style:text-properties fo:font-weight="normal" officeooo:rsid="008f509a" style:font-weight-asian="normal" style:font-weight-complex="normal"/>
    </style:style>
    <style:style style:name="T70" style:family="text">
      <style:text-properties fo:font-weight="normal" officeooo:rsid="00912884" style:font-weight-asian="normal" style:font-weight-complex="normal"/>
    </style:style>
    <style:style style:name="T71" style:family="text">
      <style:text-properties fo:font-weight="normal" officeooo:rsid="0097f4c1" style:font-weight-asian="normal" style:font-weight-complex="normal"/>
    </style:style>
    <style:style style:name="T72" style:family="text">
      <style:text-properties fo:font-weight="normal" officeooo:rsid="009914c8" style:font-weight-asian="normal" style:font-weight-complex="normal"/>
    </style:style>
    <style:style style:name="T73" style:family="text">
      <style:text-properties fo:font-weight="normal" officeooo:rsid="009e8678" style:font-weight-asian="normal" style:font-weight-complex="normal"/>
    </style:style>
    <style:style style:name="T74" style:family="text">
      <style:text-properties fo:font-weight="normal" officeooo:rsid="00a510b2" style:font-weight-asian="normal" style:font-weight-complex="normal"/>
    </style:style>
    <style:style style:name="T75" style:family="text">
      <style:text-properties fo:font-weight="normal" officeooo:rsid="00a6e47d" style:font-weight-asian="normal" style:font-weight-complex="normal"/>
    </style:style>
    <style:style style:name="T76" style:family="text">
      <style:text-properties fo:font-weight="normal" officeooo:rsid="00a8a2fc" style:font-weight-asian="normal" style:font-weight-complex="normal"/>
    </style:style>
    <style:style style:name="T77" style:family="text">
      <style:text-properties fo:font-weight="normal" officeooo:rsid="00b91d44" style:font-weight-asian="normal" style:font-weight-complex="normal"/>
    </style:style>
    <style:style style:name="T78" style:family="text">
      <style:text-properties fo:font-weight="normal" officeooo:rsid="00b963b5" style:font-weight-asian="normal" style:font-weight-complex="normal"/>
    </style:style>
    <style:style style:name="T79" style:family="text">
      <style:text-properties fo:font-weight="normal" officeooo:rsid="00baade4" style:font-weight-asian="normal" style:font-weight-complex="normal"/>
    </style:style>
    <style:style style:name="T80" style:family="text">
      <style:text-properties fo:font-weight="normal" officeooo:rsid="00bdacfd" style:font-weight-asian="normal" style:font-weight-complex="normal"/>
    </style:style>
    <style:style style:name="T81" style:family="text">
      <style:text-properties fo:font-weight="normal" officeooo:rsid="00bf6bb1" style:font-weight-asian="normal" style:font-weight-complex="normal"/>
    </style:style>
    <style:style style:name="T82" style:family="text">
      <style:text-properties fo:font-weight="normal" officeooo:rsid="00c03aa6" style:font-weight-asian="normal" style:font-weight-complex="normal"/>
    </style:style>
    <style:style style:name="T83" style:family="text">
      <style:text-properties fo:font-weight="normal" officeooo:rsid="00c3458f" style:font-weight-asian="normal" style:font-weight-complex="normal"/>
    </style:style>
    <style:style style:name="T84" style:family="text">
      <style:text-properties fo:font-weight="normal" officeooo:rsid="00c4263e" style:font-weight-asian="normal" style:font-weight-complex="normal"/>
    </style:style>
    <style:style style:name="T85" style:family="text">
      <style:text-properties fo:font-weight="normal" officeooo:rsid="00c6525c" style:font-weight-asian="normal" style:font-weight-complex="normal"/>
    </style:style>
    <style:style style:name="T86" style:family="text">
      <style:text-properties fo:font-weight="normal" officeooo:rsid="00c737cc" style:font-weight-asian="normal" style:font-weight-complex="normal"/>
    </style:style>
    <style:style style:name="T87" style:family="text">
      <style:text-properties fo:font-weight="normal" officeooo:rsid="00ca6b88" style:font-weight-asian="normal" style:font-weight-complex="normal"/>
    </style:style>
    <style:style style:name="T88" style:family="text">
      <style:text-properties fo:font-weight="normal" officeooo:rsid="00cc644f" style:font-weight-asian="normal" style:font-weight-complex="normal"/>
    </style:style>
    <style:style style:name="T89" style:family="text">
      <style:text-properties fo:font-weight="normal" officeooo:rsid="00cd2f51" style:font-weight-asian="normal" style:font-weight-complex="normal"/>
    </style:style>
    <style:style style:name="T90" style:family="text">
      <style:text-properties fo:font-weight="normal" officeooo:rsid="00cdb03f" style:font-weight-asian="normal" style:font-weight-complex="normal"/>
    </style:style>
    <style:style style:name="T91" style:family="text">
      <style:text-properties fo:font-weight="normal" officeooo:rsid="00ce44f3" style:font-weight-asian="normal" style:font-weight-complex="normal"/>
    </style:style>
    <style:style style:name="T92" style:family="text">
      <style:text-properties fo:font-weight="normal" officeooo:rsid="00cf0b1b" style:font-weight-asian="normal" style:font-weight-complex="normal"/>
    </style:style>
    <style:style style:name="T93" style:family="text">
      <style:text-properties fo:font-weight="normal" officeooo:rsid="00d01e5c" style:font-weight-asian="normal" style:font-weight-complex="normal"/>
    </style:style>
    <style:style style:name="T94" style:family="text">
      <style:text-properties fo:font-weight="normal" officeooo:rsid="00d0d328" style:font-weight-asian="normal" style:font-weight-complex="normal"/>
    </style:style>
    <style:style style:name="T95" style:family="text">
      <style:text-properties fo:font-weight="bold" style:font-weight-asian="bold" style:font-weight-complex="bold"/>
    </style:style>
    <style:style style:name="T96" style:family="text">
      <style:text-properties fo:font-weight="bold" officeooo:rsid="00315c25" style:font-weight-asian="bold" style:font-weight-complex="bold"/>
    </style:style>
    <style:style style:name="T97" style:family="text">
      <style:text-properties fo:font-weight="bold" officeooo:rsid="00343467" style:font-weight-asian="bold" style:font-weight-complex="bold"/>
    </style:style>
    <style:style style:name="T98" style:family="text">
      <style:text-properties fo:font-weight="bold" officeooo:rsid="0036dd21" style:font-weight-asian="bold" style:font-weight-complex="bold"/>
    </style:style>
    <style:style style:name="T99" style:family="text">
      <style:text-properties fo:font-weight="bold" officeooo:rsid="003830e6" style:font-weight-asian="bold" style:font-weight-complex="bold"/>
    </style:style>
    <style:style style:name="T100" style:family="text">
      <style:text-properties fo:font-weight="bold" officeooo:rsid="003acbbc" style:font-weight-asian="bold" style:font-weight-complex="bold"/>
    </style:style>
    <style:style style:name="T101" style:family="text">
      <style:text-properties fo:font-weight="bold" officeooo:rsid="003d028a" style:font-weight-asian="bold" style:font-weight-complex="bold"/>
    </style:style>
    <style:style style:name="T102" style:family="text">
      <style:text-properties fo:font-weight="bold" officeooo:rsid="006a6a6b" style:font-weight-asian="bold" style:font-weight-complex="bold"/>
    </style:style>
    <style:style style:name="T103" style:family="text">
      <style:text-properties fo:font-weight="bold" officeooo:rsid="006fd981" style:font-weight-asian="bold" style:font-weight-complex="bold"/>
    </style:style>
    <style:style style:name="T104" style:family="text">
      <style:text-properties fo:font-weight="bold" officeooo:rsid="00808e05" style:font-weight-asian="bold" style:font-weight-complex="bold"/>
    </style:style>
    <style:style style:name="T105" style:family="text">
      <style:text-properties fo:font-weight="bold" officeooo:rsid="002e24f5" style:font-weight-asian="bold" style:font-weight-complex="bold"/>
    </style:style>
    <style:style style:name="T106" style:family="text">
      <style:text-properties fo:font-weight="bold" officeooo:rsid="00c17781" style:font-weight-asian="bold" style:font-weight-complex="bold"/>
    </style:style>
    <style:style style:name="T107" style:family="text">
      <style:text-properties fo:font-weight="bold" officeooo:rsid="00c3458f" style:font-weight-asian="bold" style:font-weight-complex="bold"/>
    </style:style>
    <style:style style:name="T108" style:family="text">
      <style:text-properties fo:font-weight="bold" officeooo:rsid="005cca13" style:font-weight-asian="bold" style:font-weight-complex="bold"/>
    </style:style>
    <style:style style:name="T109" style:family="text">
      <style:text-properties officeooo:rsid="0036dd21"/>
    </style:style>
    <style:style style:name="T110" style:family="text">
      <style:text-properties officeooo:rsid="003801dd"/>
    </style:style>
    <style:style style:name="T111" style:family="text">
      <style:text-properties officeooo:rsid="00180a85"/>
    </style:style>
    <style:style style:name="T112" style:family="text">
      <style:text-properties officeooo:rsid="003a6a40"/>
    </style:style>
    <style:style style:name="T113" style:family="text">
      <style:text-properties officeooo:rsid="003acbbc"/>
    </style:style>
    <style:style style:name="T114" style:family="text">
      <style:text-properties officeooo:rsid="0052a87d"/>
    </style:style>
    <style:style style:name="T115" style:family="text">
      <style:text-properties officeooo:rsid="0054d40b"/>
    </style:style>
    <style:style style:name="T116"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117"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118"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119"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120"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121" style:family="text">
      <style:text-properties officeooo:rsid="005cca13"/>
    </style:style>
    <style:style style:name="T122" style:family="text">
      <style:text-properties officeooo:rsid="005e0c11"/>
    </style:style>
    <style:style style:name="T123" style:family="text">
      <style:text-properties officeooo:rsid="005f625e"/>
    </style:style>
    <style:style style:name="T124" style:family="text">
      <style:text-properties officeooo:rsid="003d028a"/>
    </style:style>
    <style:style style:name="T125" style:family="text">
      <style:text-properties officeooo:rsid="006266f8"/>
    </style:style>
    <style:style style:name="T126" style:family="text">
      <style:text-properties officeooo:rsid="0062a1f0"/>
    </style:style>
    <style:style style:name="T127" style:family="text">
      <style:text-properties officeooo:rsid="00642dc4"/>
    </style:style>
    <style:style style:name="T128" style:family="text">
      <style:text-properties officeooo:rsid="0066277d"/>
    </style:style>
    <style:style style:name="T129" style:family="text">
      <style:text-properties officeooo:rsid="006a6a6b"/>
    </style:style>
    <style:style style:name="T130" style:family="text">
      <style:text-properties officeooo:rsid="006e0d06"/>
    </style:style>
    <style:style style:name="T131" style:family="text">
      <style:text-properties officeooo:rsid="006f8f47"/>
    </style:style>
    <style:style style:name="T132" style:family="text">
      <style:text-properties officeooo:rsid="002463f2"/>
    </style:style>
    <style:style style:name="T133" style:family="text">
      <style:text-properties officeooo:rsid="006fd981"/>
    </style:style>
    <style:style style:name="T134" style:family="text">
      <style:text-properties officeooo:rsid="0070273c"/>
    </style:style>
    <style:style style:name="T135" style:family="text">
      <style:text-properties fo:language="pl" fo:country="PL" fo:font-weight="normal" style:font-weight-asian="normal" style:font-weight-complex="normal"/>
    </style:style>
    <style:style style:name="T136" style:family="text">
      <style:text-properties fo:language="pl" fo:country="PL" fo:font-weight="normal" officeooo:rsid="00717f59" style:font-weight-asian="normal" style:font-weight-complex="normal"/>
    </style:style>
    <style:style style:name="T137" style:family="text">
      <style:text-properties fo:language="pl" fo:country="PL" fo:font-weight="normal" officeooo:rsid="007eff65" style:font-weight-asian="normal" style:font-weight-complex="normal"/>
    </style:style>
    <style:style style:name="T138" style:family="text">
      <style:text-properties officeooo:rsid="00727627"/>
    </style:style>
    <style:style style:name="T139" style:family="text">
      <style:text-properties officeooo:rsid="00733c5f"/>
    </style:style>
    <style:style style:name="T140" style:family="text">
      <style:text-properties officeooo:rsid="000b7c61"/>
    </style:style>
    <style:style style:name="T141" style:family="text">
      <style:text-properties officeooo:rsid="00109945"/>
    </style:style>
    <style:style style:name="T142" style:family="text">
      <style:text-properties officeooo:rsid="000d8a8d"/>
    </style:style>
    <style:style style:name="T143" style:family="text">
      <style:text-properties officeooo:rsid="000ca388"/>
    </style:style>
    <style:style style:name="T144" style:family="text">
      <style:text-properties officeooo:rsid="00098a0c"/>
    </style:style>
    <style:style style:name="T145" style:family="text">
      <style:text-properties officeooo:rsid="007676a9"/>
    </style:style>
    <style:style style:name="T146" style:family="text">
      <style:text-properties officeooo:rsid="007df5d6"/>
    </style:style>
    <style:style style:name="T147" style:family="text">
      <style:text-properties officeooo:rsid="008e37d5"/>
    </style:style>
    <style:style style:name="T148" style:family="text">
      <style:text-properties officeooo:rsid="0093df2c"/>
    </style:style>
    <style:style style:name="T149" style:family="text">
      <style:text-properties officeooo:rsid="00970740"/>
    </style:style>
    <style:style style:name="T150" style:family="text">
      <style:text-properties officeooo:rsid="009df2ac"/>
    </style:style>
    <style:style style:name="T151" style:family="text">
      <style:text-properties officeooo:rsid="009e8678"/>
    </style:style>
    <style:style style:name="T152" style:family="text">
      <style:text-properties officeooo:rsid="00a6e47d"/>
    </style:style>
    <style:style style:name="T153" style:family="text">
      <style:text-properties officeooo:rsid="00ad6e28"/>
    </style:style>
    <style:style style:name="T154" style:family="text">
      <style:text-properties officeooo:rsid="00b09bdd" style:font-weight-asian="normal" style:font-weight-complex="normal"/>
    </style:style>
    <style:style style:name="T155" style:family="text">
      <style:text-properties officeooo:rsid="00b26db9"/>
    </style:style>
    <style:style style:name="T156" style:family="text">
      <style:text-properties officeooo:rsid="00b3e4a4"/>
    </style:style>
    <style:style style:name="T157" style:family="text">
      <style:text-properties officeooo:rsid="00b5e49c"/>
    </style:style>
    <style:style style:name="T158" style:family="text">
      <style:text-properties officeooo:rsid="00b72227"/>
    </style:style>
    <style:style style:name="T159" style:family="text">
      <style:text-properties officeooo:rsid="00b90041"/>
    </style:style>
    <style:style style:name="T160" style:family="text">
      <style:text-properties officeooo:rsid="00c17781"/>
    </style:style>
    <style:style style:name="T161" style:family="text">
      <style:text-properties officeooo:rsid="00c3458f"/>
    </style:style>
    <style:style style:name="T162" style:family="text">
      <style:text-properties officeooo:rsid="00c4263e"/>
    </style:style>
    <style:style style:name="T163" style:family="text">
      <style:text-properties officeooo:rsid="00c4e407"/>
    </style:style>
    <style:style style:name="T164" style:family="text">
      <style:text-properties officeooo:rsid="00ac3b71"/>
    </style:style>
    <style:style style:name="T165" style:family="text">
      <style:text-properties officeooo:rsid="00b09bdd"/>
    </style:style>
    <style:style style:name="T1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enie</text:p>
      <text:p text:style-name="P53">- <text:span text:style-name="T140">krótko o satelitach</text:span></text:p>
      <text:p text:style-name="P56">- <text:span text:style-name="T141">z</text:span>awartość pracy</text:p>
      <text:p text:style-name="P12">1. Informacje ogólne</text:p>
      <text:p text:style-name="P5">1.<text:span text:style-name="T141">1</text:span>. O<text:span text:style-name="T1">bserwacje satelitarne we współczesnym świecie</text:span></text:p>
      <text:p text:style-name="P54">- <text:span text:style-name="T141">krótko o historii</text:span></text:p>
      <text:p text:style-name="P53">- <text:span text:style-name="T48">orbita, kryteria klasyfikacji z przytoczeniem podziału orbit geocentrycznych ze względu na wysokość z naciskiem na obserwacyjne</text:span></text:p>
      <text:p text:style-name="P53">- <text:span text:style-name="T141">przykłady zastosowań – analiza danych satelitarnych [- 9; 12]</text:span></text:p>
      <text:p text:style-name="P53">- <text:span text:style-name="T1">przyszłość obserwacji satelitarnych</text:span></text:p>
      <text:p text:style-name="P53"><text:a xlink:type="simple" xlink:href="http://gsp.humboldt.edu/OLM/Courses/GSP_216_Online/lesson8-2/future.html" text:style-name="Internet_20_link" text:visited-style-name="Visited_20_Internet_20_Link">http://gsp.humboldt.edu/OLM/Courses/GSP_216_Online/lesson8-2/future.html</text:a></text:p>
      <text:p text:style-name="P53">- <text:span text:style-name="T153">spaceX [13]</text:span></text:p>
      <text:p text:style-name="P13"><text:span text:style-name="T121">1.2.</text:span> <text:span text:style-name="T121">Złożoność problemów obliczeniowych (wybrane zagadnienia)</text:span></text:p>
      <text:p text:style-name="P53">- <text:span text:style-name="T114">złożoność czasowa</text:span></text:p>
      <text:p text:style-name="P53">- <text:span text:style-name="T114">notacja wielkiego O</text:span></text:p>
      <text:p text:style-name="P53">- <text:span text:style-name="T114">złożoność pamięciowa (space complexity)</text:span></text:p>
      <text:p text:style-name="P53">- <text:span text:style-name="T114">klasy złożoności problemów obliczeniowych + przykłady</text:span></text:p>
      <text:list xml:id="list2731977720" text:style-name="L1">
        <text:list-item>
          <text:p text:style-name="P81">P, NP, NPC, (EXP)</text:p>
        </text:list-item>
      </text:list>
      <text:p text:style-name="P24">1.<text:span text:style-name="T141">3</text:span>. Dysjunkcyjne programowanie logiczne</text:p>
      <text:p text:style-name="P57">- programowanie w logice</text:p>
      <text:p text:style-name="P57">- <text:span text:style-name="T124">Answer Set Programming, clingo, gringo</text:span></text:p>
      <text:p text:style-name="P57">- <text:span text:style-name="T125">zasada działania, deklaratywny model definiowania rozwiązania</text:span></text:p>
      <text:p text:style-name="P57">- <text:span text:style-name="T125">zastosowanie</text:span></text:p>
      <text:p text:style-name="P13">2. <text:span text:style-name="T115">Charakterystyka problemu</text:span></text:p>
      <text:p text:style-name="P58">- <text:span text:style-name="T143">krótko o historii problemu – harmonogramowanie na przykładzie „job shop scheduling”</text:span></text:p>
      <text:p text:style-name="P53">- <text:span text:style-name="T47">harmonogramowanie jako problem NP-trudny</text:span></text:p>
      <text:p text:style-name="P5">2.1. <text:span text:style-name="T145">P</text:span>rzegląd dotychczasowych badań</text:p>
      <text:p text:style-name="P53">- <text:span text:style-name="T121">przegląd dostępnych artykułów dot. harmonogramowania</text:span></text:p>
      <text:list xml:id="list1991276251" text:style-name="L2">
        <text:list-item>
          <text:p text:style-name="P82">heurystyki <text:span text:style-name="T142">(tabu search, sym. wyżarzanie)</text:span></text:p>
        </text:list-item>
        <text:list-item>
          <text:p text:style-name="P82">programowanie więzami</text:p>
        </text:list-item>
      </text:list>
      <text:p text:style-name="P53">- <text:span text:style-name="T125">dot. zadań awaryjnych</text:span></text:p>
      <text:p text:style-name="P2">3. Model DPL <text:span text:style-name="T125">w rozwiązywaniu harmonogramowania</text:span></text:p>
      <text:p text:style-name="P59"><text:soft-page-break/>- <text:span text:style-name="T125">struktura i opis modelu, struktura i opis instancji problemu</text:span></text:p>
      <text:p text:style-name="P59">- <text:span text:style-name="T125">prosty generator instancji, przykłady, output</text:span></text:p>
      <text:p text:style-name="P59">- <text:span text:style-name="T144">przedstawienie wyników</text:span></text:p>
      <text:p text:style-name="P59">- <text:span text:style-name="T141">wyniki przy niewielkich modyfikacjach modelu</text:span></text:p>
      <text:p text:style-name="P59">- <text:span text:style-name="T144">wstępne wnioski</text:span></text:p>
      <text:p text:style-name="P26">4. Wyniki badań</text:p>
      <text:p text:style-name="P59">- <text:span text:style-name="T125">analiza wyników</text:span></text:p>
      <text:p text:style-name="P59">- <text:span text:style-name="T144">wnioski</text:span></text:p>
      <text:p text:style-name="P60">- <text:span text:style-name="T127">graficzne przedstawienie wyników badań</text:span></text:p>
      <text:p text:style-name="P59">- <text:span text:style-name="T125">porównanie wyników w różnych warunkach</text:span></text:p>
      <text:p text:style-name="P59">- <text:span text:style-name="T126">efektywność</text:span></text:p>
      <text:p text:style-name="P26">Podsumowanie</text:p>
      <text:p text:style-name="P60">- <text:span text:style-name="T127">propozycje rozszerzenia modelu</text:span></text:p>
      <text:p text:style-name="P61"/>
      <text:p text:style-name="P61"/>
      <text:p text:style-name="P3">Wprowadzenie</text:p>
      <text:p text:style-name="P11">&lt;cel projektu&gt;</text:p>
      <text:p text:style-name="P51">Satelity stały się <text:span text:style-name="T159">w dzisiejszym świecie podstawą technologią zapewniającą funkcjonowanie wielu </text:span>narzędzie wykorzystywany<text:span text:style-name="T159">ch</text:span> w<text:span text:style-name="T133"> wielu dziedzinach </text:span>życi<text:span text:style-name="T133">a</text:span>. Ich <text:span text:style-name="T128">praca</text:span> <text:span text:style-name="T133">w natychmiastowy sposób </text:span>znalazł<text:span text:style-name="T128">a</text:span> zastosowanie przy <text:span text:style-name="T133">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133">j</text:span>i <text:span text:style-name="T134">oraz stworzenie systemów nawigacji satelitarnej, z której korzystają dzisiaj miliony ludzi na całym świecie. </text:span><text:span text:style-name="Citation"><text:span text:style-name="T28">W życiu codziennym ludzie używają słowa „satelita” w odniesieniu do satelity sztucznego stworzonego przez człowieka</text:span></text:span><text:span text:style-name="Citation"><text:span text:style-name="T111">, </text:span></text:span><text:span text:style-name="Citation"><text:span text:style-name="T28">który służy do przesyłania sygnału </text:span></text:span><text:span text:style-name="Citation"><text:span text:style-name="T27">telewizyjnego lub</text:span></text:span><text:span text:style-name="Citation"><text:span text:style-name="T28"> nawigacyjnego GPS, robi zdjęcia </text:span></text:span><text:span text:style-name="Citation"><text:span text:style-name="T27">Ziemi i umożliwia komunikację telefoniczną.</text:span></text:span></text:p>
      <text:p text:style-name="P51"><text:span text:style-name="Citation"><text:span text:style-name="T27"/></text:span></text:p>
      <text:p text:style-name="P52"><text:span text:style-name="Citation"><text:span text:style-name="T39">Motywy autora:</text:span></text:span></text:p>
      <text:p text:style-name="P52"><text:span text:style-name="Citation"><text:span text:style-name="T39">- dużo ciekawych rzeczy można się dowiedzieć</text:span></text:span></text:p>
      <text:p text:style-name="P52"><text:span text:style-name="Citation"><text:span text:style-name="T39">- bardzo rozległy temat</text:span></text:span></text:p>
      <text:p text:style-name="P52"><text:span text:style-name="Citation"><text:span text:style-name="T39">- temat dotykający problemy nowoczesności i przyszłości świata</text:span></text:span></text:p>
      <text:p text:style-name="P52"><text:span text:style-name="Citation"><text:span text:style-name="T39">- ciekawa literatura, najprzyjemniejsza lektura literatury wojskowej pisana praktycznym językiem i o praktycznej zawartości</text:span></text:span></text:p>
      <text:p text:style-name="P66"/>
      <text:p text:style-name="P8"><text:soft-page-break/><text:span text:style-name="T159">Struktura</text:span> pracy</text:p>
      <text:p text:style-name="P8">&lt;tutaj w punktach&gt;</text:p>
      <text:p text:style-name="P9">1. Informacje ogólne</text:p>
      <text:p text:style-name="P70">W tym rozdziale umieszczono ogólne ramy teoretyczne potrzebne do konceptualnego zrozumienia problemu harmonogramowania obserwacji satelitarnych. Zawarto w nim <text:span text:style-name="T157">wybrane elementy historii</text:span> <text:span text:style-name="T156">obecności sztucznych satelitów w przestrzeni kosmicznej i </text:span>podstawowe informacje dotyczące<text:span text:style-name="T156"> operujących na różnych orbitach Ziemi </text:span>satelitów. <text:span text:style-name="T158">Opisano także najważniejsze przykłady</text:span> <text:span text:style-name="T158">technologii bazujących na danych i komunikacji z satelitami oraz przykłady </text:span>praktyczn<text:span text:style-name="T158">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63">W pracy przyjęto następ<text:span text:style-name="T44">u</text:span>jące definicje kluczowych pojęć:</text:p>
      <text:p text:style-name="P77"><text:span text:style-name="T50">- harmonogramowanie – </text:span><text:span text:style-name="T96">[1]</text:span><text:span text:style-name="T51"> planowanie prac poprzez przydzielanie zasobów pracy i narzędzi do zadań oraz ustalenie rozkładu tych zadań w czasie</text:span></text:p>
      <text:p text:style-name="P63">- satelita <text:span text:style-name="T46">obserwacyjny </text:span><text:span text:style-name="T98">[3]</text:span><text:span text:style-name="T109"> – urządzenie umieszczone na orbicie Ziemi, którego zadaniem jest detekcja i pozyskanie danych dotyczących określonych obszarów na powierzchni planety zgodnie z potrzebami, a także dostarczenie tych danych do stacji naziemnej.</text:span></text:p>
      <text:p text:style-name="P71"><text:span text:style-name="T95">- </text:span><text:span text:style-name="T160">nadir</text:span><text:span text:style-name="T106"> </text:span><text:span text:style-name="T95">-</text:span> <text:span text:style-name="T152">punkt przecięcia powierzchni Ziemi z odcinkiem łączącym środek planety i satelity [13].</text:span></text:p>
      <text:p text:style-name="P63">- zadanie obserwacyjne <text:span text:style-name="T45">(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63">- <text:span text:style-name="T45">awaryjne zadanie obserwacyjne – szczególny typ zadania obserwacyjnego, który wymaga jego jak najszybszego wykonania. </text:span><text:span text:style-name="T105">?Priorytet takiego zadania?</text:span></text:p>
      <text:p text:style-name="P63">- okno czasowe – <text:span text:style-name="T112">przedział czasu (koszt czasowy) potrzebny na wykonanie danego zadania obserwacyjnego lub komunikację z daną stacją</text:span></text:p>
      <text:p text:style-name="P63">- <text:span text:style-name="T110">stacja TTC&amp;M (ang. tracking, telemetry, command and monitoring) – </text:span><text:span text:style-name="T99">[4] </text:span><text:span text:style-name="T112">umożliwia wszelką komunikację z satelitą w celu wymiany danych, jej zarządzania, kontroli i sterowania</text:span></text:p>
      <text:p text:style-name="P63">- <text:span text:style-name="T45">stacja kontrolna - rodzaj stacji TTC&amp;M, którego zadaniem jest przesyłanie danych dotyczących zarządzania satelitami</text:span></text:p>
      <text:p text:style-name="P63">- <text:span text:style-name="T45">stacja naziemna - rodzaj stacji TTC&amp;M, którego zadaniem jest odbiór danych zgromadzonych w pamięci komputera satelit</text:span></text:p>
      <text:p text:style-name="P63">- model DPL – <text:span text:style-name="T113">(reprezentacja rozwiązania problemu) </text:span><text:span text:style-name="T100">[5]</text:span><text:span text:style-name="T113"> – uogólniony, deklaratywny opis rozwiązania danego problemu, zapisany w formie faktów i reguł, niezależna od konkretnej postaci (instancji) problemu. #TODO rozpisać w innym rozdziale na temat ASP</text:span></text:p>
      <text:p text:style-name="P63">- <text:span text:style-name="T43">instancja problemu – konkretna, rzeczywista postać danego problemu pozwalająca na analizę w celu znalezienia rozwiązania </text:span><text:span text:style-name="T101">[5]</text:span></text:p>
      <text:p text:style-name="P10">1.1. <text:span text:style-name="T162">Historia obserwacji satelitarnych</text:span></text:p>
      <text:p text:style-name="P107"><text:soft-page-break/><text:span text:style-name="T52">Historia obserwacji satelitarnych, a w zasadzie obecności stworzonych przez człowieka satelitów na orbicie Ziemi zaczęła się w roku 1957 w Związku Radzieckim, gdzie dokonano udanego </text:span><text:span text:style-name="T92">wystrzału </text:span><text:span text:style-name="T52">satelity noszącego nazwę „Sputnik 1” na orbi</text:span><text:span text:style-name="T92">tę</text:span><text:span text:style-name="T52"> Ziemi. Były to czasy tzw. wyścigu o kosmos, - rywalizacj</text:span><text:span text:style-name="T92">i</text:span><text:span text:style-name="T52"> USA i ZSRR na płaszczyźnie militarno-gospodarcz</text:span><text:span text:style-name="T92">o-</text:span><text:span text:style-name="T52">naukow</text:span><text:span text:style-name="T92">ej</text:span><text:span text:style-name="T52"> w podboju przestrzeni kosmicznej </text:span><text:span text:style-name="T77">będąc</text:span><text:span text:style-name="T92">ą</text:span><text:span text:style-name="T77"> elementem zimnej wojny, </text:span><text:span text:style-name="T92">którego elementem był pierwszy sztuczny satelita</text:span><text:span text:style-name="T77"> [13]</text:span><text:span text:style-name="T52">. </text:span><text:span text:style-name="T78">Kolejnym ważnym punktem w historii było utworzenie rok później w USA agencji kosmicznej NASA (National Aeronautics and Space Administration), </text:span><text:span text:style-name="T79">dysponującej zasobami umożliwiającymi prowadzenie działań w </text:span><text:span text:style-name="T78">obszarze lotów kosmicznych [13]. </text:span><text:span text:style-name="T92">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93">promieniowania Van Allena [13]. </text:span><text:span text:style-name="T78">Późniejsze </text:span><text:span text:style-name="T52">próby </text:span><text:span text:style-name="T78">uruchamiania</text:span><text:span text:style-name="T52"> coraz bardziej zaawansowanych satelitów sztucznych na orbicie planety odzwierciedlają potrzeby ludzkości, na zaspokojenie których odpowiedzi</text:span><text:span text:style-name="T78">ała</text:span><text:span text:style-name="T52"> inżynieria i technologia kosmiczna, </text:span><text:span text:style-name="T79">gdzie</text:span><text:span text:style-name="T52"> coraz większą rolę odgrywały komputery o coraz większej mocy obliczeniowej i efektywności. </text:span><text:span text:style-name="T60">Przez lata zastosowanie łączności satelitarnej było jedynym sposobem zapewnienia komunikacji między kontynentami Ziemi. </text:span><text:span text:style-name="T81">Operujące satelity zapewniające komunikacje to</text:span><text:span text:style-name="T60"> </text:span><text:span text:style-name="T81">na przykład: </text:span><text:span text:style-name="T80">Telstar, Syncom, Molniya, </text:span><text:span text:style-name="T81">czy</text:span><text:span text:style-name="T80"> </text:span><text:span text:style-name="T81">seria INTELSAT</text:span><text:span text:style-name="T60">. Umieszczenie kabli podmorskich o dużej przepustowości przejęło jednak to zadanie w ostatnich latach [9]. </text:span><text:span text:style-name="T80">Początki telewizji satelitarnej w drugiej połowie XX w. były związane z uruchomieniem </text:span><text:span text:style-name="T81">kolejnych urządzeń: </text:span><text:span text:style-name="T82">satelity Westal i satelitów serii Eutelsat Hot Bird, które operują do dziś.</text:span><text:span text:style-name="T80"> </text:span><text:span text:style-name="T83">Następnym ważnym momentem w historii technologii kosmicznej był start satelity </text:span><text:span text:style-name="T107">TIROS 1 </text:span><text:span text:style-name="T86">(Television Infrared Observational Satellite)</text:span><text:span text:style-name="T83">, był to satelita meteorologiczny rozpoczynający serię urządzeń </text:span><text:span text:style-name="T84">gromadzących dane i wykonujących fotografie naturalnych zjawisk atmosferycznych występujących na powierzchni Ziemi, które można było odtąd zobaczyć z </text:span><text:span text:style-name="T86">zewnątrz planety (z</text:span><text:span text:style-name="T84"> kosmosu</text:span><text:span text:style-name="T86">)</text:span><text:span text:style-name="T84"> </text:span><text:span text:style-name="T85">[13]</text:span><text:span text:style-name="T84">. </text:span><text:span text:style-name="T87">W późniejszym czasie doszło do startu ulepszonych satelitów pogodowych dysponujących coraz nowszymi technologiami i sensorami </text:span><text:span text:style-name="T88">(np. program Nimbus)</text:span><text:span text:style-name="T87">.</text:span></text:p>
      <text:p text:style-name="P109"><text:span text:style-name="T84">&lt;?</text:span><text:span text:style-name="T49">ilustracja TIROS1?&gt;</text:span></text:p>
      <text:p text:style-name="P106"><text:span text:style-name="T88">Oczywistą możliwością wykorzystania satelitów obserwacyjnych stało się wtedy poszukiwanie złóż surowców </text:span><text:span text:style-name="T89">zarówno na lądzie, jak i pod powierzchnią mórz i oceanów</text:span><text:span text:style-name="T88">. </text:span><text:span text:style-name="T52">Kluczowymi </text:span><text:span text:style-name="T89">satelitami </text:span><text:span text:style-name="T52">służącymi przy wykonywani</text:span><text:span text:style-name="T89">u</text:span><text:span text:style-name="T52"> zadań obserwacyjnych Ziemi </text:span><text:span text:style-name="T89">min. w tym zakresie </text:span><text:span text:style-name="T52">do dziś są satelity serii „</text:span><text:span text:style-name="T55">Landsat”</text:span><text:span text:style-name="T52">, która to rozpoczęła się w roku 1972 uruchomieniem pierwszego satelity, pierwotnie pod nazwą „</text:span>Earth Resources Technology Satellite 1” <text:span text:style-name="T146">(w 1975 r. zmieniono na </text:span><text:span text:style-name="T55">Landsat</text:span><text:span text:style-name="T146"> 1, która wymownie podkreśla ogólne wykorzystanie w zakresie zdalnego obserwowania powierzchni Ziemi, niekoniecznie związane z poszukiwaniem i badaniem zasobów naturalnych)</text:span><text:span text:style-name="T54"> </text:span><text:span text:style-name="T102">[</text:span><text:span text:style-name="T103">10</text:span><text:span text:style-name="T102">]</text:span><text:span text:style-name="T56">. </text:span><text:span text:style-name="T90">Landsat dysponował </text:span><text:span text:style-name="T91">nowoczesnym skanerem multispektralnym zapewniającym bardzo dobrą jakość zdjęć z obserwacji [13]. </text:span><text:span text:style-name="T57">Seria </text:span><text:span text:style-name="T90">Landsat</text:span><text:span text:style-name="T57"> trwa do dziś, a dane i fotografie wykonane przez te satelity są ogólnodostępne.</text:span></text:p>
      <text:p text:style-name="P110"><text:span text:style-name="T57">W </text:span><text:span text:style-name="T49">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11"><text:span text:style-name="T49">W późniejszym czasie zaczęto konstruować </text:span><text:span text:style-name="T93">inne </text:span><text:span text:style-name="T49">urządzenia </text:span><text:span text:style-name="T93">umożliwiające różne metody </text:span><text:span text:style-name="T49">eksploracj</text:span><text:span text:style-name="T93">i</text:span><text:span text:style-name="T49"> przestrzeni kosmicznej z orbit naszej planety. W tym obszarze </text:span><text:span text:style-name="T93">wielkim sukcesem okazał się teleskop kosmiczny Hubble, będącego efektem współpracy NASA i ESA. Wyniesiony przez </text:span><text:soft-page-break/><text:span text:style-name="T93">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94">i zjawisk w niej panujących niż byłoby to mozliwe z powierzchni Ziemi, z której obserwacje</text:span><text:span text:style-name="T93"> odległych </text:span><text:span text:style-name="T94">o miliardy lat świetlnych obiektów byłoby po prostu nieosiągalne [13].</text:span></text:p>
      <text:p text:style-name="P105"><text:span text:style-name="T57"/></text:p>
      <text:p text:style-name="P44"><text:span text:style-name="T163">1.2. </text:span>Elementy i rodzaje orbit</text:p>
      <text:p text:style-name="P73"><text:span text:style-name="T104">Orbita</text:span><text:span text:style-name="T59"> wg </text:span><text:span text:style-name="T97">[2]</text:span><text:span text:style-name="T58"> </text:span><text:span text:style-name="T59">to</text:span><text:span text:style-name="T58"> „droga obiektu krążącego wokół przyciągającej go masy w przestrzeni, na przykład planety krążącej wokół Słońca lub satelity wokół planety”. </text:span><text:span text:style-name="T59">Orbity wykorzystywane przez satelity stworzone przez człowieka są także zwane orbitami keplerowskimi </text:span><text:span text:style-name="T61">(odniesienie do Jana Keplera)</text:span><text:span text:style-name="T59">, a określenie to dotyczy oddziaływania na siebie dwóch mas punktowych, do których dochodzi w efekcie przyciągania grawitacyjnego </text:span><text:span text:style-name="T60">[9].</text:span></text:p>
      <text:p text:style-name="P72"><text:span text:style-name="T60">O</text:span><text:span text:style-name="T49">rbity można sklasyfikować na wiele sposobów. </text:span><text:span text:style-name="T62">W zależności od przeznaczenia i wymagań dotyczących danego satelity jest on umieszczany na orbicie pozwalającej na wykonywanie przez niego oczekiwanych zadań (np. obserwacyjnych). Im </text:span><text:span text:style-name="T73">mniejsza</text:span><text:span text:style-name="T62">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63">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64">przyjmując za kryterium wysokość orbity na której operuje satelita</text:span><text:span text:style-name="T63"> można wyróżnić </text:span><text:span text:style-name="T64">4 podstawowe typy orbit:</text:span></text:p>
      <text:p text:style-name="P91">- orbita niska (LEO – Low Eart<text:span text:style-name="T147">h</text:span> Orbit)</text:p>
      <text:p text:style-name="P78"><text:span text:style-name="T64">S</text:span><text:span text:style-name="T49">atelita krążący na orbicie niskiej znajduje się na wysokości 160 km – 1600 km. </text:span><text:span text:style-name="T65">Taka odległość zapewnia wysoką rozdzielczość i łatwą komunikację ze stacją. Warto odnotować, iż wprowadzenie satelity na orbitę niską jest także technicznie łatwiejsze </text:span><text:span text:style-name="T66">(np. rakieta wymaga mniej paliwa), </text:span><text:span text:style-name="T68">jednak trzeba mieć na uwadze, że atmosfera znajdująca się na tych wysokościach może mieć negatywny wpływ na pracę operującego satelit</text:span><text:span text:style-name="T71">y</text:span><text:span text:style-name="T65">. </text:span><text:span text:style-name="T68">Okres obiegu satelity wprowadzonego na taką orbitę to około 100 minut [13].</text:span><text:span text:style-name="T65"> </text:span><text:span text:style-name="T66">Szczególnym, ważnym przypadkiem niskiej orbity jest orbita heliosynchroniczna </text:span><text:span text:style-name="T68">o odpowiedniej wysokości</text:span><text:span text:style-name="T66">, której zasadniczą zaletą, jest możliwość obserwacji dokładnie tego samego punktu na powierzchni planety o dokładnie tej samej porze dnia </text:span><text:span text:style-name="T68">(ten sam czas słoneczny)</text:span><text:span text:style-name="T66">. </text:span><text:span text:style-name="T67">Identyczne naświetlenie obszaru przez światło słoneczne pozwala na efektywne obserwacje terenu i zjawisk meteorologicznych. </text:span><text:span text:style-name="T71">Poza tym satelity funkcjonujące na orbitach niskich służą </text:span><text:span text:style-name="T72">głównie</text:span><text:span text:style-name="T71"> monitorowaniu zjawisk pogodowych, czy ogólnym obserwacjom </text:span><text:span text:style-name="T72">dla celów </text:span><text:span text:style-name="T71">naukowy</text:span><text:span text:style-name="T72">ch</text:span><text:span text:style-name="T68">[13]</text:span><text:span text:style-name="T67">.</text:span></text:p>
      <text:p text:style-name="P90">- orbita średnia (MEO – Medium Eart Orbit)</text:p>
      <text:p text:style-name="P79"><text:span text:style-name="T64">O</text:span><text:span text:style-name="T49">rbity średnie charakteryzują się wysokością w zakresie 1600 km – 19300 km, a <text:s/>okres obiegu satelity wprowadzonego na taką orbitę zmienia się w zależności od wysokości w zakresie od 100 minut do 12 godzin [13]. </text:span><text:span text:style-name="T69">Większa odległość satelity na orbicie średniej od obserwowanego obszaru zapewnia dłuższe okno czasowe widoczności tego obszaru. Korzyścią jest </text:span><text:span text:style-name="T70">tutaj </text:span><text:span text:style-name="T69">również pomijalny </text:span><text:soft-page-break/><text:span text:style-name="T69">wpływ atmosfery. </text:span><text:span text:style-name="T72">Satelity operujące na orbitach średnich dostarczają danych głównie dla systemów nawigacyjnych i telekomunikacyjnych.</text:span></text:p>
      <text:p text:style-name="P90">- orbita geosynchroniczna (GEO – Geosynchronous Eart Orbit)</text:p>
      <text:p text:style-name="P67">Przypadek orbity geosynchronicznej dla urządzenia satelitarnego zachodzi, gdy zostanie ono umieszczone na wysokości ~ 35 786 km. Orbitujący satelita porusza się wtedy synchronicznie względem obrotu kuli ziemskiej <text:span text:style-name="T148">(okres obiegu satelity jest wtedy równy 1 dobie ziemskiej)</text:span>, czego efektem jest to, że pozostaje on praktycznie stale nakierowany na jeden punkt na powierzchni planety, poruszając się kątowo <text:span text:style-name="T148">równo</text:span> z nią. Obserwowalny obszar dla satelity umieszczonego na orbicie geosynchronicznej obejmuje <text:span text:style-name="T148">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90">- orbita silnie eliptyczna (HEO - Highly Elliptical Orbit)</text:p>
      <text:p text:style-name="P68">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149">dalej</text:span> planety, tym <text:span text:style-name="T149">mniejsza</text:span>. <text:span text:style-name="T149">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69"><text:span text:style-name="T95">Inklinacja</text:span> <text:span text:style-name="T95">orbity</text:span> to nachylenie jej <text:s/>płaszczyzny w stosunku do płaszczyzny <text:span text:style-name="T151">masy wokół której orbituje. W przypadku satelity Ziemi kąt ten mierzony jest do płaszczyzny </text:span>równika.<text:span text:style-name="T150">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43">Naziemny tor ruchu satelity</text:p>
      <text:p text:style-name="P42"><text:span text:style-name="T49">Relatywny ślad ruchu satelity nad powierzchnią </text:span><text:span text:style-name="T74">Ziemi </text:span><text:span text:style-name="T49">zależy od rodzaju obranej orbity – wysokości, inklinacji itd. </text:span><text:span text:style-name="T74">Parametry te wyznaczają punkty na powierzchni planety, </text:span><text:span text:style-name="T75">bezpośrednio</text:span><text:span text:style-name="T74"> nad którymi przemieszcza się satelita </text:span><text:span text:style-name="T76">(nadir</text:span><text:span text:style-name="T75">).</text:span><text:span text:style-name="T74"> Linia, którą tworzą te punkty tworzy naziemny tor satelity, </text:span><text:span text:style-name="T76">który</text:span><text:span text:style-name="T75"> można zaznaczyć </text:span><text:span text:style-name="T76">na globusie</text:span><text:span text:style-name="T74">. </text:span><text:span text:style-name="T76">Przebieg linii toru naziemnego satelity jest bardzo ważny w planowaniu i zarządzaniu operującymi satelitami, bowiem stacjonujące na powierzchni Ziemi stacje zarządzające muszą być w zasięgu satelit</text:span><text:span text:style-name="T89">ów</text:span><text:span text:style-name="T76">, aby sprawnie się z nimi komunikować.</text:span></text:p>
      <text:p text:style-name="P92"><text:soft-page-break/>&lt;%ilustracja%&gt;</text:p>
      <text:p text:style-name="P68">-----------------------------------</text:p>
      <text:p text:style-name="P93">Koszty startu satelity</text:p>
      <text:p text:style-name="P87"><text:span text:style-name="T164">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text:span text:style-name="T165">) [13].</text:span></text:p>
      <text:p text:style-name="P86"><text:span text:style-name="T95">1.3.</text:span> <text:span text:style-name="T108">Obserwacje satelitarne we współczesnym świecie</text:span></text:p>
      <text:p text:style-name="P88"><text:span text:style-name="T154"/></text:p>
      <text:p text:style-name="P80"><text:span text:style-name="T53">N</text:span><text:span text:style-name="T49">awigacja satelitarna</text:span></text:p>
      <text:p text:style-name="P48"><text:span text:style-name="T129">S</text:span>ystemy nawigacji satelitarnej <text:span text:style-name="T138">(GNSS – </text:span>Global Navigation Satellite Systems<text:span text:style-name="T138">)</text:span> to satelitarne systemy określania pozycji i prędkości obiektu oraz czasu, będący powszechnie dostępny dla ludzi [8]. Systemy te<text:span text:style-name="T138">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49">- <text:span text:style-name="T139">GPS – system amerykański</text:span></text:p>
      <text:p text:style-name="P49">- <text:span text:style-name="T139">GLONASS – system rosyjski</text:span></text:p>
      <text:p text:style-name="P46">W fazie finalnej są również:</text:p>
      <text:p text:style-name="P46">- Galileusz – system europejski</text:p>
      <text:p text:style-name="P47">- Compass – system chiński</text:p>
      <text:p text:style-name="P47">Większość z nich jest w dużym stopniu pod kontrolą wojskową, wyjątkiem ma być europejski „Galileusz”, <text:span text:style-name="T155">którego celem są zastosowania cywilne</text:span> [8].</text:p>
      <text:p text:style-name="P7"/>
      <text:p text:style-name="P80"><text:span text:style-name="T52">O</text:span><text:span text:style-name="T49">bserwacje satelitarne</text:span></text:p>
      <text:p text:style-name="P83">Satelity pogodowe</text:p>
      <text:p text:style-name="P84">Satelity pogodowe dostarczają zdjęć i informacji meteorologicznych, których nie można pozyskać z powierzchni Ziemi. Do zarejestrowania danych satelita używa całego zestawu czujników światła, ciepła i promieniowania. Urządzenia te zwykle umieszczane są na orbitach geostacjonarnych lub orbitach <text:span text:style-name="T161">polarnych</text:span> o inklinacji 90 stopni.</text:p>
      <text:p text:style-name="P108"><text:span text:style-name="T52">Dane gromadzone w trakcie obserwacji satelitarnych w dużej części są dostępne dla przeciętnego człowieka z dostępem do sieci internet. Poprzez strony internetowe Europejskiego Programu Obserwacji Ziemi „Copernicus” umożliwiony jest dostęp do danych z satelitów Sentinel 1, Sentinel 2 oraz Sentinel 3. Ponadto podstawowym źródłem danych (a także innych informacji z różnych dziedzin nauk o Ziemi) są domeny </text:span><text:bookmark text:name="firstHeading"/><text:span text:style-name="T135">United States Geological Survey </text:span><text:span text:style-name="T136">(agencji naukowo-badawczej </text:span><text:soft-page-break/><text:span text:style-name="T136">Stanów Zjednoczonych), </text:span><text:span text:style-name="T137">agregujące dane dotyczące obserwacji satelitarnych wykonanych przez urządzenia serii Landsat</text:span><text:span text:style-name="T136">.</text:span><text:span text:style-name="T53"> </text:span><text:a xlink:type="simple" xlink:href="https://earthexplorer.usgs.gov/" text:style-name="Internet_20_link" text:visited-style-name="Visited_20_Internet_20_Link"><text:span text:style-name="T53">https://earthexplorer.usgs.gov/</text:span></text:a><text:span text:style-name="T53"> [12]</text:span></text:p>
      <text:p text:style-name="P45"/>
      <text:p text:style-name="P89"/>
      <text:p text:style-name="P14"><text:span text:style-name="Citation"><text:span text:style-name="T41">1.</text:span></text:span><text:span text:style-name="Citation"><text:span text:style-name="T38">2</text:span></text:span><text:span text:style-name="Citation"><text:span text:style-name="T41">.</text:span></text:span><text:span text:style-name="Citation"><text:span text:style-name="T40"> </text:span></text:span><text:span text:style-name="Citation"><text:span text:style-name="T41">Złożoność problemów obliczeniowych</text:span></text:span></text:p>
      <text:p text:style-name="P15"><text:span text:style-name="Citation"><text:span text:style-name="T6">Problem, który można przedstawić do rozwiązania w formie zrozumiałej dla maszyny liczącej (np. komputera) zwany jest problemem obliczeniowym. </text:span></text:span><text:span text:style-name="Citation"><text:span text:style-name="T10">Problem obliczeniowy charakteryzuje się danymi wejściowymi o mniejszym lub większym rozmiarze oraz zdefiniowanym, przyjmowalnym rozwiązaniem tego problemu. </text:span></text:span><text:span text:style-name="Citation"><text:span text:style-name="T7">Problemy obliczeniowe występują w różnych rodzajach. Rozwiązanie niektórych z nich jest łatwe i szybkie, inne zaś wymagają dużej ilości </text:span></text:span><text:span text:style-name="Citation"><text:span text:style-name="T8">zasobów obliczeniowych (mocy obliczeniowej, pamięci). </text:span></text:span><text:span text:style-name="Citation"><text:span text:style-name="T10">Na przykład: m</text:span></text:span><text:span text:style-name="Citation"><text:span text:style-name="T9">ając listę elementów danego typu </text:span></text:span><text:span text:style-name="Citation"><text:span text:style-name="T10">(</text:span></text:span><text:span text:style-name="Citation"><text:span text:style-name="T11">np. </text:span></text:span><text:span text:style-name="Citation"><text:span text:style-name="T10">liczb</text:span></text:span><text:span text:style-name="Citation"><text:span text:style-name="T11">)</text:span></text:span><text:span text:style-name="Citation"><text:span text:style-name="T9">, znalezienie elementu o największej (lub najmniejszej) wartości jest problemem łatwym do rozwiązania. Wymaga to bowiem jedynie</text:span></text:span><text:span text:style-name="Citation"><text:span text:style-name="T8"> </text:span></text:span><text:span text:style-name="Citation"><text:span text:style-name="T9">przeanalizowania kolejnych elementów tej listy porównując jednocześnie z największą znalezioną </text:span></text:span><text:span text:style-name="Citation"><text:span text:style-name="T11">dotąd </text:span></text:span><text:span text:style-name="Citation"><text:span text:style-name="T9">wartością. </text:span></text:span><text:span text:style-name="Citation"><text:span text:style-name="T11">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12">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6">Ostatecznie algorytm podejmujący próbę rozwiązania tego problemu, </text:span></text:span><text:span text:style-name="Citation"><text:span text:style-name="T17">pracujący </text:span></text:span><text:span text:style-name="Citation"><text:span text:style-name="T16">przy </text:span></text:span><text:span text:style-name="Citation"><text:span text:style-name="T17">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6"> </text:span></text:span><text:span text:style-name="Citation"><text:span text:style-name="T14">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5">które może okazać się dość dobrym, aby wyciągnąć konkretne wnioski, albo wykorzystać je w praktyce. </text:span></text:span><text:span text:style-name="Citation"><text:span text:style-name="T16">[6]</text:span></text:span></text:p>
      <text:p text:style-name="P15"><text:span text:style-name="Citation"><text:span text:style-name="T15">W rzeczywistości występują także problemy, </text:span></text:span><text:span text:style-name="Citation"><text:span text:style-name="T26">przy </text:span></text:span><text:span text:style-name="Citation"><text:span text:style-name="T15">których rozważana jest nie złożoność, a obliczalność problemu, </text:span></text:span><text:span text:style-name="Citation"><text:span text:style-name="T16">czyli możliwość znalezienia rozwiązania</text:span></text:span><text:span text:style-name="Citation"><text:span text:style-name="T15">. </text:span></text:span><text:span text:style-name="Citation"><text:span text:style-name="T26">Istnieją bowiem problemy, których nie można rozwiązać dotąd na żadnej maszynie liczącej</text:span></text:span><text:span text:style-name="Citation"><text:span text:style-name="T15"> </text:span></text:span><text:span text:style-name="Citation"><text:span text:style-name="T29">[6]</text:span></text:span></text:p>
      <text:p text:style-name="P15"><text:span text:style-name="Citation"><text:span text:style-name="T18">Na złożoność danego algorytmu składa się czasowa złożoność obliczeniowa </text:span></text:span><text:span text:style-name="Citation"><text:span text:style-name="T26">i </text:span></text:span><text:span text:style-name="Citation"><text:span text:style-name="T18">pamięciowa złożoność obliczeniowa.</text:span></text:span></text:p>
      <text:p text:style-name="P15"><text:span text:style-name="Citation"><text:span text:style-name="T18">WSTĘPNY PODZIAŁ PROBLEMÓW ALGORYTMICZNYCH ZE WZGLĘDU NA</text:span></text:span></text:p>
      <text:p text:style-name="P15"><text:span text:style-name="Citation"><text:span text:style-name="T18">ZŁOŻONOŚĆ OBLICZENIOWĄ</text:span></text:span></text:p>
      <text:p text:style-name="P15"><text:span text:style-name="Citation"><text:span text:style-name="T18">…</text:span></text:span></text:p>
      <text:p text:style-name="P15"><text:span text:style-name="Citation"><text:span text:style-name="T31">&lt;złożoność pamięciowa&gt;</text:span></text:span><text:span text:style-name="Citation"><text:span text:style-name="T31"><office:annotation><dc:creator>nieznany</dc:creator><dc:date>2020-08-30T19:15:22.593840644</dc:date><text:p text:style-name="P113"><text:span text:style-name="T166">Krótko o złożoności pamięciowej</text:span></text:p></office:annotation></text:span></text:span></text:p>
      <text:p text:style-name="P15"><text:span text:style-name="Citation"><text:span text:style-name="T31">&lt;klasy złożoności obliczeniowej&gt;</text:span></text:span><text:span text:style-name="Citation"><text:span text:style-name="T31"><office:annotation><dc:creator>nieznany</dc:creator><dc:date>2020-08-30T19:15:44.638321596</dc:date><text:p text:style-name="P113"><text:span text:style-name="T166">Problemy o różnych klasach złożoności</text:span></text:p></office:annotation></text:span></text:span></text:p>
      <text:p text:style-name="P15"><text:soft-page-break/></text:p>
      <text:p text:style-name="P15"><text:span text:style-name="Citation"><text:span text:style-name="T30">Problem harmonogramowania</text:span></text:span></text:p>
      <text:p text:style-name="P16"><text:span text:style-name="Citation"><text:span text:style-name="T12">Problem harmonogramowania w </text:span></text:span><text:span text:style-name="Citation"><text:span text:style-name="T20">sensie</text:span></text:span><text:span text:style-name="Citation"><text:span text:style-name="T12"> ogólnym polega na odnalezieniu takiego, </text:span></text:span><text:span text:style-name="Citation"><text:span text:style-name="T25">optymalnego</text:span></text:span><text:span text:style-name="Citation"><text:span text:style-name="T12"> układu</text:span></text:span><text:span text:style-name="Citation"><text:span text:style-name="T22"> zadań</text:span></text:span><text:span text:style-name="Citation"><text:span text:style-name="T12"> </text:span></text:span><text:span text:style-name="Citation"><text:span text:style-name="T23">do </text:span></text:span><text:span text:style-name="Citation"><text:span text:style-name="T22">wykonan</text:span></text:span><text:span text:style-name="Citation"><text:span text:style-name="T23">ia</text:span></text:span><text:span text:style-name="Citation"><text:span text:style-name="T22"> </text:span></text:span><text:span text:style-name="Citation"><text:span text:style-name="T12">w czasie, </text:span></text:span><text:span text:style-name="Citation"><text:span text:style-name="T13">który</text:span></text:span><text:span text:style-name="Citation"><text:span text:style-name="T12"> </text:span></text:span><text:span text:style-name="Citation"><text:span text:style-name="T13">zapewnia </text:span></text:span><text:span text:style-name="Citation"><text:span text:style-name="T12">spełni</text:span></text:span><text:span text:style-name="Citation"><text:span text:style-name="T13">enie </text:span></text:span><text:span text:style-name="Citation"><text:span text:style-name="T12">konkretn</text:span></text:span><text:span text:style-name="Citation"><text:span text:style-name="T13">ych</text:span></text:span><text:span text:style-name="Citation"><text:span text:style-name="T12">, ściśle zdefiniowan</text:span></text:span><text:span text:style-name="Citation"><text:span text:style-name="T13">ych</text:span></text:span><text:span text:style-name="Citation"><text:span text:style-name="T12"> założe</text:span></text:span><text:span text:style-name="Citation"><text:span text:style-name="T13">ń</text:span></text:span><text:span text:style-name="Citation"><text:span text:style-name="T12"> </text:span></text:span><text:span text:style-name="Citation"><text:span text:style-name="T13">lub ograniczeń . Przykładem może być ułożenie harmonogramu zajęć dla wszystkich grup studentów uczelni. </text:span></text:span></text:p>
      <text:p text:style-name="P74"><text:span text:style-name="Citation"><text:span text:style-name="T21">Żeby wygenerowany harmonogram </text:span></text:span><text:span text:style-name="Citation"><text:span text:style-name="T20">nadawał się do zastosowania w rzeczywistości musi opierać się na przyjętych z góry założeniach i ograniczeniach, które wynikają z praw fizyki, konstrukcji i sposobu działania urządzenia, </text:span></text:span><text:span text:style-name="Citation"><text:span text:style-name="T23">organizacji</text:span></text:span><text:span text:style-name="Citation"><text:span text:style-name="T20"> i innych wyzwań, które na co dzień stawia rzeczywistość. </text:span></text:span><text:span text:style-name="Citation"><text:span text:style-name="T24">W związku z tym, przeprowadzenie harmonogramo</text:span></text:span><text:span text:style-name="Citation"><text:span text:style-name="T23">wani</text:span></text:span><text:span text:style-name="Citation"><text:span text:style-name="T24">a wymaga przeanalizowania dużej liczby kombinacji (jest to podobieństwo do problemu wędrownego sprzedawcy), co powoduje, że</text:span></text:span><text:span text:style-name="Citation"><text:span text:style-name="T23"> jest </text:span></text:span><text:span text:style-name="Citation"><text:span text:style-name="T24">to </text:span></text:span><text:span text:style-name="Citation"><text:span text:style-name="T23">problem NP-trudny.</text:span></text:span><text:span text:style-name="Citation"><text:span text:style-name="T116"> „Gdy problem optymalizacyjny jest NP-trudny </text:span></text:span><text:span text:style-name="Citation"><text:span text:style-name="T117">(...)</text:span></text:span><text:span text:style-name="Citation"><text:span text:style-name="T116">, nie istnieje algorytm o wielomianowym czasie działania znajdujący najlepsze rozwiązanie, chyba że P = NP”. </text:span></text:span><text:span text:style-name="Citation"><text:span text:style-name="T118">[</text:span></text:span><text:span text:style-name="Citation"><text:span text:style-name="T120">6]</text:span></text:span><text:span text:style-name="Citation"><text:span text:style-name="T118"> CYTAT</text:span></text:span></text:p>
      <text:p text:style-name="P75"><text:span text:style-name="Citation"><text:span text:style-name="T119"><office:annotation><dc:creator>nieznany</dc:creator><dc:date>2020-08-31T08:08:29.792371383</dc:date><text:p text:style-name="P113"><text:span text:style-name="T166">Model matematyczny uogólniony</text:span></text:p></office:annotation></text:span></text:span><text:span text:style-name="Citation"><text:span text:style-name="T119">&lt;Disjunctive graph&gt;</text:span></text:span></text:p>
      <text:p text:style-name="P25">1.4. Dysjunkcyjne programowanie logiczne</text:p>
      <text:p text:style-name="P28">ASP<text:span text:style-name="T49"> – (Answer Set Programming) – </text:span><text:span text:style-name="T122">zintegrowane narzędzie do </text:span>rozwiązywania problemów stosując<text:span text:style-name="T122">e</text:span> deklaratywne podejście w opracowywaniu <text:span text:style-name="T122">modelu</text:span> <text:span text:style-name="T122">(oczekiwanego </text:span>rozwiązania<text:span text:style-name="T122">)</text:span> <text:span text:style-name="T122">[5]</text:span>. </text:p>
      <text:p text:style-name="P23"><text:span text:style-name="Citation"><text:span text:style-name="T34">ASP jako narzędzie do rozwiązywania problemów o złożoności wykładniczej</text:span></text:span></text:p>
      <text:p text:style-name="P23"><text:span text:style-name="Citation"><text:span text:style-name="T34"/></text:span></text:p>
      <text:p text:style-name="P3">2. Charakterystyka problemu</text:p>
      <text:p text:style-name="P50"><text:span text:style-name="Citation"><text:span text:style-name="T27"/></text:span></text:p>
      <text:p text:style-name="P6"><text:span text:style-name="Citation"><text:span text:style-name="T41">2.1. </text:span></text:span><text:span text:style-name="Citation"><text:span text:style-name="T35">P</text:span></text:span><text:span text:style-name="Citation"><text:span text:style-name="T41">rzegląd dotychczasowych badań</text:span></text:span></text:p>
      <text:p text:style-name="P50"><text:span text:style-name="Citation"><text:span text:style-name="T32"/></text:span></text:p>
      <text:p text:style-name="P30"/>
      <text:p text:style-name="P4">3. Model DPL <text:span text:style-name="T125">w rozwiązywaniu harmonogramowania</text:span></text:p>
      <text:p text:style-name="P17"><text:span text:style-name="Citation"><text:span text:style-name="T33">&lt;historia </text:span></text:span><text:span text:style-name="Citation"><text:span text:style-name="T37">powstania - o</text:span></text:span><text:span text:style-name="Citation"><text:span text:style-name="T33"> job shop scheduling&gt;</text:span></text:span></text:p>
      <text:p text:style-name="P17"><text:span text:style-name="Citation"><text:span text:style-name="T4">Problem harmonogramowania </text:span></text:span><text:span text:style-name="Citation"><text:span text:style-name="T5">obserwacji </text:span></text:span><text:span text:style-name="Citation"><text:span text:style-name="T4">satelit</text:span></text:span><text:span text:style-name="Citation"><text:span text:style-name="T5">arnych</text:span></text:span><text:span text:style-name="Citation"><text:span text:style-name="T4"> będzie więc polegał na przypisaniu zadań, które wymagają wykonania do dostępnych zasobów </text:span></text:span><text:span text:style-name="Citation"><text:span text:style-name="T25">satelitów znajdujących się</text:span></text:span><text:span text:style-name="Citation"><text:span text:style-name="T19"> na orbi</text:span></text:span><text:span text:style-name="Citation"><text:span text:style-name="T25">tach</text:span></text:span><text:span text:style-name="Citation"><text:span text:style-name="T19">.</text:span></text:span></text:p>
      <text:p text:style-name="P18"/>
      <text:p text:style-name="P27">3.1. Opis modelu</text:p>
      <text:p text:style-name="P27">Założenia:</text:p>
      <text:list xml:id="list78066295" text:style-name="L3">
        <text:list-item>
          <text:p text:style-name="P112">Koszt pamięciowy każdego zadania jest jednakowy, zatem dostępna pamięć jest liczona w jednostce zadań. </text:p>
        </text:list-item>
        <text:list-item>
          <text:p text:style-name="P112">Dostarczanie danych dotyczących zadań odbywa się, gdy satelita znajduje się nad stacją naziemną. Okno czasowe dostarczenia obejmuje całe okno czasowe widoczności stacji. </text:p>
        </text:list-item>
        <text:list-item>
          <text:p text:style-name="P112">Odbieranie harmonogramu odbywa się, gdy satelita znajduje się nad stacją kontrolną. Okno czasowe odbioru obejmuje całe okno czasowe widoczności stacji. </text:p>
        </text:list-item>
        <text:list-item>
          <text:p text:style-name="P94"><text:soft-page-break/>Ograniczenia: </text:p>
          <text:p text:style-name="P112">- satelita może zajmować w danym czasie jedną orbitę </text:p>
          <text:p text:style-name="P112">- orbitę może zajmować w danym czasie tylko jeden satelita </text:p>
          <text:p text:style-name="P112">- każde zadanie może być wykonane maksymalnie 1 raz </text:p>
          <text:p text:style-name="P112">- każde okno czasowe widoczności stacji kontrolnej musi być wykorzystane</text:p>
          <text:p text:style-name="P112">- każde okno czasowe widoczności stacji naziemniej musi być wykorzystane</text:p>
          <text:p text:style-name="P112">- żadne wykorzystywane okno czasowe nie może nakładać się na drugie (tylko jedna czynność wykonywana jest w danym czasie) </text:p>
          <text:p text:style-name="P112">- wykonywanie zadania musi odbyć się w jego dostępnym oknie czasowym widoczności </text:p>
          <text:p text:style-name="P94">pomiędzy stacjami naziemnymi można wykonać maksymalną ilość zadan związaną z pamięcią satelity i ilością tych zadań </text:p>
        </text:list-item>
      </text:list>
      <text:p text:style-name="P76">Model:</text:p>
      <text:list xml:id="list1038206569" text:style-name="L4">
        <text:list-item>
          <text:p text:style-name="P95">orbita z satelitą </text:p>
        </text:list-item>
      </text:list>
      <text:p text:style-name="P76">orbit(OId).</text:p>
      <text:list xml:id="list122736520" text:style-name="L5">
        <text:list-item>
          <text:p text:style-name="P96">zadania do wykonania </text:p>
        </text:list-item>
      </text:list>
      <text:p text:style-name="P76">task(TId).</text:p>
      <text:list xml:id="list1842061259" text:style-name="L6">
        <text:list-item>
          <text:p text:style-name="P97">wagi zada<text:span text:style-name="T123">ń</text:span></text:p>
        </text:list-item>
      </text:list>
      <text:p text:style-name="P76">priority(TId,N).</text:p>
      <text:list xml:id="list2383354979" text:style-name="L7">
        <text:list-item>
          <text:p text:style-name="P98">zadanie na orbitach - (czy nalezy wykonac na orbicie j) </text:p>
        </text:list-item>
      </text:list>
      <text:p text:style-name="P76">task_orbit(TId,OId,Do).</text:p>
      <text:list xml:id="list3941911200" text:style-name="L8">
        <text:list-item>
          <text:p text:style-name="P99">kolejnosc wykonywania zada<text:span text:style-name="T123">ń</text:span></text:p>
        </text:list-item>
      </text:list>
      <text:p text:style-name="P76">task_order(TId,Tid,After).</text:p>
      <text:p text:style-name="P1"/>
      <text:list xml:id="list3528562711" text:style-name="L9">
        <text:list-item>
          <text:p text:style-name="P100">pamięć satelity na orbicie </text:p>
        </text:list-item>
      </text:list>
      <text:p text:style-name="P76">memory_storage(OId,Memory).</text:p>
      <text:list xml:id="list1370645456" text:style-name="L10">
        <text:list-item>
          <text:p text:style-name="P101">zużycie pamięci satelity na orbicie </text:p>
        </text:list-item>
      </text:list>
      <text:p text:style-name="P76">memory_use(OId,WUse).</text:p>
      <text:list xml:id="list1665218149" text:style-name="L11">
        <text:list-item>
          <text:p text:style-name="P102">energia satelity na orbicie </text:p>
        </text:list-item>
      </text:list>
      <text:p text:style-name="P76">energy_storage(Oid,Energy).</text:p>
      <text:list xml:id="list3801489429" text:style-name="L12">
        <text:list-item>
          <text:p text:style-name="P103">zużycie energii satelity na orbicie </text:p>
        </text:list-item>
      </text:list>
      <text:p text:style-name="P76">energy_use(Oid,EUse).</text:p>
      <text:list xml:id="list3464320287" text:style-name="L13">
        <text:list-item>
          <text:p text:style-name="P104">generowanie energii satelity na orbicie <text:span text:style-name="T123">(na minutę)</text:span></text:p>
        </text:list-item>
      </text:list>
      <text:p text:style-name="P76">energy_gen(Oid,EGen)</text:p>
      <text:p text:style-name="P31"><text:span text:style-name="T123">Okna czasowe</text:span>:</text:p>
      <text:p text:style-name="P76">- zadani<text:span text:style-name="T123">a</text:span></text:p>
      <text:p text:style-name="P76"><text:soft-page-break/>task_window(TId,Start,End).</text:p>
      <text:p text:style-name="P76">- <text:span text:style-name="T123">s</text:span>tacji kontrolnej</text:p>
      <text:p text:style-name="P76">control_window(CId,Start,End).</text:p>
      <text:p text:style-name="P76"><text:span text:style-name="T123">- s</text:span>tacji naziemnej</text:p>
      <text:p text:style-name="P62">ground_window(GId,Start,End).</text:p>
      <text:p text:style-name="P62"/>
      <text:p text:style-name="P32">3.2. Przykładowa instatncja problemu</text:p>
      <text:p text:style-name="P32"><office:annotation><dc:creator>nieznany</dc:creator><dc:date>2020-09-01T20:20:41.619033855</dc:date><text:p text:style-name="P113"><text:span text:style-name="T166">Wrzucić tą porządną</text:span></text:p></office:annotation></text:p>
      <text:p text:style-name="P64">%% Problem Instance</text:p>
      <text:p text:style-name="P64">% analyzed orbits</text:p>
      <text:p text:style-name="P64">orbit(1;2).</text:p>
      <text:p text:style-name="P64">% observation tasks</text:p>
      <text:p text:style-name="P64">task(1..4).</text:p>
      <text:p text:style-name="P64">% control stations</text:p>
      <text:p text:style-name="P64">control_st(1..3).</text:p>
      <text:p text:style-name="P64">% ground stations</text:p>
      <text:p text:style-name="P64">ground_st(1..3).</text:p>
      <text:p text:style-name="P64"/>
      <text:p text:style-name="P64">% observe task i on orbit j (decision variable)</text:p>
      <text:p text:style-name="P64">task_orbit(1,1,1;1,2,0).</text:p>
      <text:p text:style-name="P64">task_orbit(2,1,0;2,2,1).</text:p>
      <text:p text:style-name="P64">task_orbit(3,1,0;3,2,1).</text:p>
      <text:p text:style-name="P64">task_orbit(4,1,1;4,2,0).</text:p>
      <text:p text:style-name="P64"/>
      <text:p text:style-name="P64">% task priorities</text:p>
      <text:p text:style-name="P64">priority(1,2). priority(2,1). priority(3,2). priority(4,3).</text:p>
      <text:p text:style-name="P64"/>
      <text:p text:style-name="P64">% observe task i before task j (decision variable)</text:p>
      <text:p text:style-name="P64">task_order(1,1,0). task_order(1,2,1). task_order(1,3,0). task_order(1,4,0). </text:p>
      <text:p text:style-name="P64">task_order(2,1,0). task_order(2,2,0). task_order(2,3,1). task_order(1,4,0). </text:p>
      <text:p text:style-name="P64">task_order(3,1,0). task_order(3,2,0). task_order(3,3,0). task_order(3,4,1). </text:p>
      <text:p text:style-name="P64">task_order(4,1,0). task_order(4,2,0). task_order(4,3,0). task_order(4,4,0). </text:p>
      <text:p text:style-name="P64"><text:soft-page-break/></text:p>
      <text:p text:style-name="P64">% task time window - observe task i within minutes j to k</text:p>
      <text:p text:style-name="P64">task_window(1,3,4). task_window(2,5,6). task_window(3,7,8). task_window(4,23,24).</text:p>
      <text:p text:style-name="P64"/>
      <text:p text:style-name="P64">% control station time window - communicate with control station i within minutes j to k</text:p>
      <text:p text:style-name="P64">control_window(1,1,2). control_window(2,40,44). control_window(3,50,52).</text:p>
      <text:p text:style-name="P64"/>
      <text:p text:style-name="P64">% ground station time window - communicate with ground station i within minutes j to k</text:p>
      <text:p text:style-name="P64">ground_window(1,1,1). ground_window(2,20,22). ground_window(3,30,32).</text:p>
      <text:p text:style-name="P64"/>
      <text:p text:style-name="P64">% memory units available on satelite's i board </text:p>
      <text:p text:style-name="P64">memory_storage(1,140). memory_storage(2,200).</text:p>
      <text:p text:style-name="P64"/>
      <text:p text:style-name="P64">% memory units usage by satelite i for each observation task</text:p>
      <text:p text:style-name="P64">memory_use(1,70). memory_use(2,60).</text:p>
      <text:p text:style-name="P64"/>
      <text:p text:style-name="P64">% energy units available on satelite's i board </text:p>
      <text:p text:style-name="P64">energy_storage(1,200). energy_storage(2,300).</text:p>
      <text:p text:style-name="P64"/>
      <text:p text:style-name="P64">% energy units usage by satelite i for each observation task</text:p>
      <text:p text:style-name="P64">energy_use(1,5). energy_use(2,4).</text:p>
      <text:p text:style-name="P64"/>
      <text:p text:style-name="P64">% solar energy units generated by satelite i for each minute</text:p>
      <text:p text:style-name="P64">energy_gen(1,1). energy_gen(2,2).</text:p>
      <text:p text:style-name="P55"/>
      <text:p text:style-name="P65"><text:span text:style-name="Citation"><text:span text:style-name="T42">4. Wyniki Badań</text:span></text:span></text:p>
      <text:p text:style-name="P19"><text:span text:style-name="Citation"><text:span text:style-name="T36">5. Podsumowanie</text:span></text:span></text:p>
      <text:p text:style-name="P20"><text:span text:style-name="Citation"><text:span text:style-name="T2"/></text:span></text:p>
      <text:p text:style-name="P20"><text:span text:style-name="Citation"><text:span text:style-name="T2"/></text:span></text:p>
      <text:p text:style-name="P20"><text:span text:style-name="Citation"><text:span text:style-name="T2"/></text:span></text:p>
      <text:p text:style-name="P20"><text:span text:style-name="Citation"><text:span text:style-name="T2"/></text:span></text:p>
      <text:p text:style-name="P20"><text:span text:style-name="Citation"><text:span text:style-name="T2"/></text:span></text:p>
      <text:p text:style-name="P20"><text:soft-page-break/><text:span text:style-name="Citation"><text:span text:style-name="T2"/></text:span></text:p>
      <text:p text:style-name="P20"><text:span text:style-name="Citation"><text:span text:style-name="T2"/></text:span></text:p>
      <text:p text:style-name="P21"><text:span text:style-name="Citation"><text:span text:style-name="T3">BIBLIOGRAFIA</text:span></text:span></text:p>
      <text:p text:style-name="P22"><text:span text:style-name="Citation"><text:span text:style-name="T130">Materiały i zbiory danych dostępna na stronie </text:span></text:span><text:a xlink:type="simple" xlink:href="https://www.ucsusa.org/" text:style-name="Internet_20_link" text:visited-style-name="Visited_20_Internet_20_Link"><text:span text:style-name="Citation"><text:span text:style-name="T130">https://www.ucsusa.org</text:span></text:span></text:a><text:span text:style-name="Citation"><text:span text:style-name="T130"> (csv)</text:span></text:span></text:p>
      <text:p text:style-name="P33">[1] – Słownik języka polskiego <text:a xlink:type="simple" xlink:href="https://sjp.pl/harmonogramowanie" text:style-name="Internet_20_link" text:visited-style-name="Visited_20_Internet_20_Link">https://sjp.pl/harmonogramowanie</text:a></text:p>
      <text:p text:style-name="P34">[2] - encyklopedia britanica <text:a xlink:type="simple" xlink:href="https://www.britannica.com/science/orbit-astronomy" text:style-name="Internet_20_link" text:visited-style-name="Visited_20_Internet_20_Link">https://www.britannica.com/science/orbit-astronomy</text:a></text:p>
      <text:p text:style-name="P35">[3] - Autonomiczny wieloczujnikowy system satelitarny na wieloagentowym modelu tablicowym</text:p>
      <text:p text:style-name="P36">[4] - Satellite Communications Systems Engineering Atmospheric Effects, Satellite Link Designand System Performance</text:p>
      <text:p text:style-name="P29">[5] Clingo guide – potassco</text:p>
      <text:p text:style-name="P37">[6] Introduction to the theory of computation</text:p>
      <text:p text:style-name="P38">[<text:span text:style-name="T131">8</text:span>] Legal and Political Aspects of the Use of European Satellite Navigation Systems Galileo and EGNOS</text:p>
      <text:p text:style-name="P38">[<text:span text:style-name="T131">9</text:span>] SATELITARNE sieci teleinformatyczne</text:p>
      <text:p text:style-name="P39">[<text:span text:style-name="T131">10</text:span>] Bellis, Mary. "The History of Satellites - Sputnik I." ThoughtCo. https://www.thoughtco.com/history-of-satellites-4070932 (dostęp 28.08.2020).</text:p>
      <text:p text:style-name="P39">[<text:span text:style-name="T131">11</text:span>] Keith Schmidt, 2001, Using Tabu Search to Solve the Job Shop Scheduling Problem with Sequence Dependent Setup Times</text:p>
      <text:p text:style-name="P40">[12] <text:span text:style-name="T132">Programista 3/2018 (70) 285358</text:span></text:p>
      <text:p text:style-name="P41">[13] AU-18 Space Primer, Prepared <text:s/>by Air Command And Staff College Space Research Electives Seminars, Air University Press Maxwell Air Force Base, Alab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9-11T10:19:03.307396095</dc:date>
    <meta:editing-duration>PT12H55M25S</meta:editing-duration>
    <meta:editing-cycles>49</meta:editing-cycles>
    <meta:generator>LibreOffice/6.0.7.3$Linux_X86_64 LibreOffice_project/00m0$Build-3</meta:generator>
    <meta:document-statistic meta:table-count="0" meta:image-count="0" meta:object-count="0" meta:page-count="13" meta:paragraph-count="223" meta:word-count="3579" meta:character-count="27690" meta:non-whitespace-character-count="24291"/>
  </office:meta>
</office:document-meta>
</file>